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0024" calcext:value-type="float">
            <text:p>113.7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708" calcext:value-type="float">
            <text:p>113.7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1736" calcext:value-type="float">
            <text:p>113.7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42216" calcext:value-type="float">
            <text:p>113.7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8208" calcext:value-type="float">
            <text:p>113.6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48312" calcext:value-type="float">
            <text:p>113.7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756" calcext:value-type="float">
            <text:p>113.8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3384" calcext:value-type="float">
            <text:p>113.9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37872" calcext:value-type="float">
            <text:p>114.0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35408" calcext:value-type="float">
            <text:p>114.1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0544" calcext:value-type="float">
            <text:p>114.0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092" calcext:value-type="float">
            <text:p>114.0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9688" calcext:value-type="float">
            <text:p>114.0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3112" calcext:value-type="float">
            <text:p>114.0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1024" calcext:value-type="float">
            <text:p>114.1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35408" calcext:value-type="float">
            <text:p>114.1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0188" calcext:value-type="float">
            <text:p>114.1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3696" calcext:value-type="float">
            <text:p>114.1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04928" calcext:value-type="float">
            <text:p>114.1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44552" calcext:value-type="float">
            <text:p>114.1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3236" calcext:value-type="float">
            <text:p>114.1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41504" calcext:value-type="float">
            <text:p>114.1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808" calcext:value-type="float">
            <text:p>114.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8936" calcext:value-type="float">
            <text:p>114.1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856" calcext:value-type="float">
            <text:p>114.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07976" calcext:value-type="float">
            <text:p>114.1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74448" calcext:value-type="float">
            <text:p>114.0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9208" calcext:value-type="float">
            <text:p>114.0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5888" calcext:value-type="float">
            <text:p>114.1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5136" calcext:value-type="float">
            <text:p>114.2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38" calcext:value-type="float">
            <text:p>114.2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5992" calcext:value-type="float">
            <text:p>114.2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9896" calcext:value-type="float">
            <text:p>114.2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048" calcext:value-type="float">
            <text:p>114.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61544" calcext:value-type="float">
            <text:p>114.4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5656" calcext:value-type="float">
            <text:p>114.5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77952" calcext:value-type="float">
            <text:p>114.6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0144" calcext:value-type="float">
            <text:p>114.6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87096" calcext:value-type="float">
            <text:p>114.6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71856" calcext:value-type="float">
            <text:p>114.6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1148" calcext:value-type="float">
            <text:p>114.7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1104" calcext:value-type="float">
            <text:p>114.7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5008" calcext:value-type="float">
            <text:p>114.7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81" calcext:value-type="float">
            <text:p>114.6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6576" calcext:value-type="float">
            <text:p>114.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4152" calcext:value-type="float">
            <text:p>114.7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62128" calcext:value-type="float">
            <text:p>114.5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432" calcext:value-type="float">
            <text:p>114.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1272" calcext:value-type="float">
            <text:p>114.5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8432" calcext:value-type="float">
            <text:p>114.7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5052" calcext:value-type="float">
            <text:p>114.6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5052" calcext:value-type="float">
            <text:p>114.6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74904" calcext:value-type="float">
            <text:p>114.6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9288" calcext:value-type="float">
            <text:p>114.6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8952" calcext:value-type="float">
            <text:p>115.0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5384" calcext:value-type="float">
            <text:p>114.7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90728" calcext:value-type="float">
            <text:p>114.7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6344" calcext:value-type="float">
            <text:p>114.7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31648" calcext:value-type="float">
            <text:p>114.5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1272" calcext:value-type="float">
            <text:p>114.5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3088" calcext:value-type="float">
            <text:p>114.6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73152" calcext:value-type="float">
            <text:p>114.3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9896" calcext:value-type="float">
            <text:p>114.2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5888" calcext:value-type="float">
            <text:p>114.1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98832" calcext:value-type="float">
            <text:p>114.0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9688" calcext:value-type="float">
            <text:p>114.0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3696" calcext:value-type="float">
            <text:p>114.1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616" calcext:value-type="float">
            <text:p>114.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92736" calcext:value-type="float">
            <text:p>114.0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2568" calcext:value-type="float">
            <text:p>114.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0064" calcext:value-type="float">
            <text:p>114.0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9208" calcext:value-type="float">
            <text:p>114.0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70816" calcext:value-type="float">
            <text:p>113.9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19584" calcext:value-type="float">
            <text:p>114.0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23216" calcext:value-type="float">
            <text:p>114.1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5136" calcext:value-type="float">
            <text:p>114.2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3592" calcext:value-type="float">
            <text:p>114.0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3384" calcext:value-type="float">
            <text:p>113.9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4888" calcext:value-type="float">
            <text:p>113.7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9816" calcext:value-type="float">
            <text:p>113.5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64848" calcext:value-type="float">
            <text:p>113.4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3132" calcext:value-type="float">
            <text:p>113.4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1904" calcext:value-type="float">
            <text:p>113.5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896" calcext:value-type="float">
            <text:p>113.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3928" calcext:value-type="float">
            <text:p>113.7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4304" calcext:value-type="float">
            <text:p>113.6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468" calcext:value-type="float">
            <text:p>113.6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6872" calcext:value-type="float">
            <text:p>113.6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1256" calcext:value-type="float">
            <text:p>113.6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6872" calcext:value-type="float">
            <text:p>113.6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8104" calcext:value-type="float">
            <text:p>113.6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1048" calcext:value-type="float">
            <text:p>113.5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752" calcext:value-type="float">
            <text:p>113.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3616" calcext:value-type="float">
            <text:p>113.5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6456" calcext:value-type="float">
            <text:p>113.3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21008" calcext:value-type="float">
            <text:p>113.2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5288" calcext:value-type="float">
            <text:p>113.1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6144" calcext:value-type="float">
            <text:p>113.1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08" calcext:value-type="float">
            <text:p>113.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2512" calcext:value-type="float">
            <text:p>113.0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7752" calcext:value-type="float">
            <text:p>113.0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556" calcext:value-type="float">
            <text:p>113.0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8608" calcext:value-type="float">
            <text:p>113.0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032" calcext:value-type="float">
            <text:p>113.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57" calcext:value-type="float">
            <text:p>113.1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1824" calcext:value-type="float">
            <text:p>112.8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6752" calcext:value-type="float">
            <text:p>112.6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8736" calcext:value-type="float">
            <text:p>112.5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3872" calcext:value-type="float">
            <text:p>112.5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216" calcext:value-type="float">
            <text:p>112.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8048" calcext:value-type="float">
            <text:p>112.3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8216" calcext:value-type="float">
            <text:p>112.2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116" calcext:value-type="float">
            <text:p>112.1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352" calcext:value-type="float">
            <text:p>111.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4648" calcext:value-type="float">
            <text:p>111.8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6528" calcext:value-type="float">
            <text:p>111.6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5192" calcext:value-type="float">
            <text:p>111.6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2144" calcext:value-type="float">
            <text:p>111.6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1664" calcext:value-type="float">
            <text:p>111.6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7448" calcext:value-type="float">
            <text:p>111.4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18472" calcext:value-type="float">
            <text:p>111.2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5696" calcext:value-type="float">
            <text:p>111.1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6928" calcext:value-type="float">
            <text:p>111.0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9016" calcext:value-type="float">
            <text:p>110.9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5592" calcext:value-type="float">
            <text:p>111.0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7304" calcext:value-type="float">
            <text:p>111.0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6824" calcext:value-type="float">
            <text:p>110.9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3568" calcext:value-type="float">
            <text:p>110.8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8328" calcext:value-type="float">
            <text:p>110.8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6032" calcext:value-type="float">
            <text:p>110.7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1272" calcext:value-type="float">
            <text:p>110.7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7264" calcext:value-type="float">
            <text:p>110.6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0792" calcext:value-type="float">
            <text:p>110.7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4968" calcext:value-type="float">
            <text:p>110.6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8496" calcext:value-type="float">
            <text:p>110.6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908" calcext:value-type="float">
            <text:p>110.7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6136" calcext:value-type="float">
            <text:p>110.8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3568" calcext:value-type="float">
            <text:p>110.8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1856" calcext:value-type="float">
            <text:p>110.8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2816" calcext:value-type="float">
            <text:p>110.9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0352" calcext:value-type="float">
            <text:p>111.0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8368" calcext:value-type="float">
            <text:p>111.1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248" calcext:value-type="float">
            <text:p>111.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5736" calcext:value-type="float">
            <text:p>111.4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2792" calcext:value-type="float">
            <text:p>111.4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7176" calcext:value-type="float">
            <text:p>111.5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012" calcext:value-type="float">
            <text:p>111.4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7072" calcext:value-type="float">
            <text:p>111.4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06" calcext:value-type="float">
            <text:p>111.4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4608" calcext:value-type="float">
            <text:p>111.5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6592" calcext:value-type="float">
            <text:p>111.4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964" calcext:value-type="float">
            <text:p>111.4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6592" calcext:value-type="float">
            <text:p>111.4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0496" calcext:value-type="float">
            <text:p>111.4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7552" calcext:value-type="float">
            <text:p>111.4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252" calcext:value-type="float">
            <text:p>111.6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5568" calcext:value-type="float">
            <text:p>111.6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3064" calcext:value-type="float">
            <text:p>111.3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8848" calcext:value-type="float">
            <text:p>111.1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6656" calcext:value-type="float">
            <text:p>111.1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6656" calcext:value-type="float">
            <text:p>111.1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8848" calcext:value-type="float">
            <text:p>111.1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7512" calcext:value-type="float">
            <text:p>111.1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1416" calcext:value-type="float">
            <text:p>111.1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3608" calcext:value-type="float">
            <text:p>111.1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18472" calcext:value-type="float">
            <text:p>111.2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1248" calcext:value-type="float">
            <text:p>111.3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012" calcext:value-type="float">
            <text:p>111.4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4296" calcext:value-type="float">
            <text:p>111.3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22104" calcext:value-type="float">
            <text:p>111.3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45904" calcext:value-type="float">
            <text:p>111.2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628" calcext:value-type="float">
            <text:p>111.2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6176" calcext:value-type="float">
            <text:p>111.1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8368" calcext:value-type="float">
            <text:p>111.1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8744" calcext:value-type="float">
            <text:p>111.1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8368" calcext:value-type="float">
            <text:p>111.1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8848" calcext:value-type="float">
            <text:p>111.1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676" calcext:value-type="float">
            <text:p>111.2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724" calcext:value-type="float">
            <text:p>111.2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9912" calcext:value-type="float">
            <text:p>111.3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3064" calcext:value-type="float">
            <text:p>111.3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3648" calcext:value-type="float">
            <text:p>111.4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204" calcext:value-type="float">
            <text:p>111.5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348" calcext:value-type="float">
            <text:p>111.6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9472" calcext:value-type="float">
            <text:p>111.5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0496" calcext:value-type="float">
            <text:p>111.4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7448" calcext:value-type="float">
            <text:p>111.4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724" calcext:value-type="float">
            <text:p>111.2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3336" calcext:value-type="float">
            <text:p>111.2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152" calcext:value-type="float">
            <text:p>111.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912" calcext:value-type="float">
            <text:p>111.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1752" calcext:value-type="float">
            <text:p>110.7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7328" calcext:value-type="float">
            <text:p>110.4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9312" calcext:value-type="float">
            <text:p>110.3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614" calcext:value-type="float">
            <text:p>110.2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12632" calcext:value-type="float">
            <text:p>110.2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24824" calcext:value-type="float">
            <text:p>110.2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24824" calcext:value-type="float">
            <text:p>110.2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2736" calcext:value-type="float">
            <text:p>110.2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7016" calcext:value-type="float">
            <text:p>110.2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5784" calcext:value-type="float">
            <text:p>110.2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0648" calcext:value-type="float">
            <text:p>110.3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5616" calcext:value-type="float">
            <text:p>110.4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17432" calcext:value-type="float">
            <text:p>110.5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7912" calcext:value-type="float">
            <text:p>110.5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5344" calcext:value-type="float">
            <text:p>110.5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8392" calcext:value-type="float">
            <text:p>110.5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2944" calcext:value-type="float">
            <text:p>110.4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9688" calcext:value-type="float">
            <text:p>110.2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948" calcext:value-type="float">
            <text:p>110.1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852" calcext:value-type="float">
            <text:p>110.0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1088" calcext:value-type="float">
            <text:p>110.0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0712" calcext:value-type="float">
            <text:p>110.0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51672" calcext:value-type="float">
            <text:p>110.1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0064" calcext:value-type="float">
            <text:p>110.2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5888" calcext:value-type="float">
            <text:p>110.3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38184" calcext:value-type="float">
            <text:p>110.4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74176" calcext:value-type="float">
            <text:p>110.3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4072" calcext:value-type="float">
            <text:p>110.3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044" calcext:value-type="float">
            <text:p>110.2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05952" calcext:value-type="float">
            <text:p>110.1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81568" calcext:value-type="float">
            <text:p>110.0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996" calcext:value-type="float">
            <text:p>110.1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9752" calcext:value-type="float">
            <text:p>110.0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6872" calcext:value-type="float">
            <text:p>109.8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324" calcext:value-type="float">
            <text:p>109.7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0464" calcext:value-type="float">
            <text:p>109.6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4744" calcext:value-type="float">
            <text:p>109.5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4912" calcext:value-type="float">
            <text:p>109.4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176" calcext:value-type="float">
            <text:p>109.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176" calcext:value-type="float">
            <text:p>109.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748" calcext:value-type="float">
            <text:p>109.3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272" calcext:value-type="float">
            <text:p>109.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7376" calcext:value-type="float">
            <text:p>109.3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0424" calcext:value-type="float">
            <text:p>109.3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176" calcext:value-type="float">
            <text:p>109.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8336" calcext:value-type="float">
            <text:p>109.3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94" calcext:value-type="float">
            <text:p>109.4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9984" calcext:value-type="float">
            <text:p>109.5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5328" calcext:value-type="float">
            <text:p>109.6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5912" calcext:value-type="float">
            <text:p>109.7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6392" calcext:value-type="float">
            <text:p>109.8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64576" calcext:value-type="float">
            <text:p>109.7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9336" calcext:value-type="float">
            <text:p>109.7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7896" calcext:value-type="float">
            <text:p>109.6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3408" calcext:value-type="float">
            <text:p>109.5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6832" calcext:value-type="float">
            <text:p>109.5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08544" calcext:value-type="float">
            <text:p>109.5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464" calcext:value-type="float">
            <text:p>109.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6352" calcext:value-type="float">
            <text:p>109.4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7104" calcext:value-type="float">
            <text:p>109.4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82408" calcext:value-type="float">
            <text:p>109.1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936" calcext:value-type="float">
            <text:p>109.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7064" calcext:value-type="float">
            <text:p>109.0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4392" calcext:value-type="float">
            <text:p>109.0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0488" calcext:value-type="float">
            <text:p>109.0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0008" calcext:value-type="float">
            <text:p>109.0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3056" calcext:value-type="float">
            <text:p>109.0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48296" calcext:value-type="float">
            <text:p>109.0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792" calcext:value-type="float">
            <text:p>109.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78776" calcext:value-type="float">
            <text:p>109.0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0864" calcext:value-type="float">
            <text:p>109.0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5624" calcext:value-type="float">
            <text:p>109.0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5624" calcext:value-type="float">
            <text:p>109.0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4768" calcext:value-type="float">
            <text:p>109.0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45248" calcext:value-type="float">
            <text:p>109.0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5624" calcext:value-type="float">
            <text:p>109.0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2576" calcext:value-type="float">
            <text:p>109.0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0384" calcext:value-type="float">
            <text:p>108.9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4392" calcext:value-type="float">
            <text:p>109.0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0592" calcext:value-type="float">
            <text:p>109.1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984" calcext:value-type="float">
            <text:p>109.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1552" calcext:value-type="float">
            <text:p>109.1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6688" calcext:value-type="float">
            <text:p>109.1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0968" calcext:value-type="float">
            <text:p>109.0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45248" calcext:value-type="float">
            <text:p>109.0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9152" calcext:value-type="float">
            <text:p>109.0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4392" calcext:value-type="float">
            <text:p>109.0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0112" calcext:value-type="float">
            <text:p>109.1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0592" calcext:value-type="float">
            <text:p>109.1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7648" calcext:value-type="float">
            <text:p>109.1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508" calcext:value-type="float">
            <text:p>109.2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3368" calcext:value-type="float">
            <text:p>109.2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0152" calcext:value-type="float">
            <text:p>109.4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132" calcext:value-type="float">
            <text:p>109.6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18856" calcext:value-type="float">
            <text:p>109.7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372" calcext:value-type="float">
            <text:p>109.7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0672" calcext:value-type="float">
            <text:p>109.7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9816" calcext:value-type="float">
            <text:p>109.7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9816" calcext:value-type="float">
            <text:p>109.7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9336" calcext:value-type="float">
            <text:p>109.7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3616" calcext:value-type="float">
            <text:p>109.7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6936" calcext:value-type="float">
            <text:p>109.5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3408" calcext:value-type="float">
            <text:p>109.5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4744" calcext:value-type="float">
            <text:p>109.5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3032" calcext:value-type="float">
            <text:p>109.6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3512" calcext:value-type="float">
            <text:p>109.6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752" calcext:value-type="float">
            <text:p>109.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372" calcext:value-type="float">
            <text:p>109.7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8104" calcext:value-type="float">
            <text:p>109.7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0672" calcext:value-type="float">
            <text:p>109.7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3344" calcext:value-type="float">
            <text:p>109.8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6016" calcext:value-type="float">
            <text:p>109.8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71256" calcext:value-type="float">
            <text:p>109.8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01736" calcext:value-type="float">
            <text:p>109.9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38312" calcext:value-type="float">
            <text:p>109.9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3928" calcext:value-type="float">
            <text:p>109.9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3824" calcext:value-type="float">
            <text:p>109.8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3616" calcext:value-type="float">
            <text:p>109.7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4848" calcext:value-type="float">
            <text:p>109.6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37144" calcext:value-type="float">
            <text:p>109.7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6248" calcext:value-type="float">
            <text:p>109.4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0672" calcext:value-type="float">
            <text:p>109.7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01152" calcext:value-type="float">
            <text:p>109.8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28584" calcext:value-type="float">
            <text:p>109.8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6976" calcext:value-type="float">
            <text:p>109.9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564" calcext:value-type="float">
            <text:p>109.8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6976" calcext:value-type="float">
            <text:p>109.9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8792" calcext:value-type="float">
            <text:p>109.9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2048" calcext:value-type="float">
            <text:p>110.1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5848" calcext:value-type="float">
            <text:p>110.0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3552" calcext:value-type="float">
            <text:p>109.9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0984" calcext:value-type="float">
            <text:p>109.9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9752" calcext:value-type="float">
            <text:p>110.0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0712" calcext:value-type="float">
            <text:p>110.0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3488" calcext:value-type="float">
            <text:p>110.2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664" calcext:value-type="float">
            <text:p>110.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5888" calcext:value-type="float">
            <text:p>110.3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6472" calcext:value-type="float">
            <text:p>110.4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8664" calcext:value-type="float">
            <text:p>110.4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6576" calcext:value-type="float">
            <text:p>110.5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6784" calcext:value-type="float">
            <text:p>110.6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2984" calcext:value-type="float">
            <text:p>110.7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908" calcext:value-type="float">
            <text:p>110.7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2608" calcext:value-type="float">
            <text:p>110.7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1752" calcext:value-type="float">
            <text:p>110.7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8704" calcext:value-type="float">
            <text:p>110.7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3464" calcext:value-type="float">
            <text:p>110.7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6136" calcext:value-type="float">
            <text:p>110.8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5656" calcext:value-type="float">
            <text:p>110.7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3464" calcext:value-type="float">
            <text:p>110.7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9936" calcext:value-type="float">
            <text:p>110.7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5656" calcext:value-type="float">
            <text:p>110.7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6136" calcext:value-type="float">
            <text:p>110.8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3088" calcext:value-type="float">
            <text:p>110.8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8328" calcext:value-type="float">
            <text:p>110.8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7472" calcext:value-type="float">
            <text:p>110.8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4048" calcext:value-type="float">
            <text:p>110.8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624" calcext:value-type="float">
            <text:p>110.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5216" calcext:value-type="float">
            <text:p>111.0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008" calcext:value-type="float">
            <text:p>111.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484" calcext:value-type="float">
            <text:p>111.1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3232" calcext:value-type="float">
            <text:p>111.2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91624" calcext:value-type="float">
            <text:p>111.2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6384" calcext:value-type="float">
            <text:p>111.2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48952" calcext:value-type="float">
            <text:p>111.2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8096" calcext:value-type="float">
            <text:p>111.2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12376" calcext:value-type="float">
            <text:p>111.2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45904" calcext:value-type="float">
            <text:p>111.2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1248" calcext:value-type="float">
            <text:p>111.3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964" calcext:value-type="float">
            <text:p>111.4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7656" calcext:value-type="float">
            <text:p>111.5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204" calcext:value-type="float">
            <text:p>111.5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3752" calcext:value-type="float">
            <text:p>111.5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8888" calcext:value-type="float">
            <text:p>111.4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8888" calcext:value-type="float">
            <text:p>111.4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1456" calcext:value-type="float">
            <text:p>111.4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8136" calcext:value-type="float">
            <text:p>111.5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7864" calcext:value-type="float">
            <text:p>111.6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5296" calcext:value-type="float">
            <text:p>111.7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3688" calcext:value-type="float">
            <text:p>111.8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3312" calcext:value-type="float">
            <text:p>111.8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8176" calcext:value-type="float">
            <text:p>111.8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684" calcext:value-type="float">
            <text:p>111.8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5504" calcext:value-type="float">
            <text:p>111.8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3792" calcext:value-type="float">
            <text:p>111.8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0848" calcext:value-type="float">
            <text:p>111.9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9512" calcext:value-type="float">
            <text:p>111.9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3312" calcext:value-type="float">
            <text:p>111.8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7216" calcext:value-type="float">
            <text:p>111.8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588" calcext:value-type="float">
            <text:p>111.8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588" calcext:value-type="float">
            <text:p>111.8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0744" calcext:value-type="float">
            <text:p>111.8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4168" calcext:value-type="float">
            <text:p>111.8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2352" calcext:value-type="float">
            <text:p>111.7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3688" calcext:value-type="float">
            <text:p>111.8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2248" calcext:value-type="float">
            <text:p>111.7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2248" calcext:value-type="float">
            <text:p>111.7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6944" calcext:value-type="float">
            <text:p>111.9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2936" calcext:value-type="float">
            <text:p>111.8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9512" calcext:value-type="float">
            <text:p>111.9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732" calcext:value-type="float">
            <text:p>111.9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444" calcext:value-type="float">
            <text:p>111.7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5088" calcext:value-type="float">
            <text:p>111.5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2416" calcext:value-type="float">
            <text:p>111.5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7656" calcext:value-type="float">
            <text:p>111.5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8136" calcext:value-type="float">
            <text:p>111.5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5944" calcext:value-type="float">
            <text:p>111.5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8032" calcext:value-type="float">
            <text:p>111.5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7928" calcext:value-type="float">
            <text:p>111.4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7616" calcext:value-type="float">
            <text:p>111.2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7136" calcext:value-type="float">
            <text:p>111.1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0832" calcext:value-type="float">
            <text:p>111.0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2128" calcext:value-type="float">
            <text:p>110.7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9456" calcext:value-type="float">
            <text:p>110.7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8288" calcext:value-type="float">
            <text:p>110.5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6096" calcext:value-type="float">
            <text:p>110.4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3424" calcext:value-type="float">
            <text:p>110.4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712" calcext:value-type="float">
            <text:p>110.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3592" calcext:value-type="float">
            <text:p>110.2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3488" calcext:value-type="float">
            <text:p>110.2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4136" calcext:value-type="float">
            <text:p>110.0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1464" calcext:value-type="float">
            <text:p>110.0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564" calcext:value-type="float">
            <text:p>109.8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0776" calcext:value-type="float">
            <text:p>109.8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0672" calcext:value-type="float">
            <text:p>109.7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6496" calcext:value-type="float">
            <text:p>109.8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6872" calcext:value-type="float">
            <text:p>109.8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34096" calcext:value-type="float">
            <text:p>109.7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37144" calcext:value-type="float">
            <text:p>109.7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3824" calcext:value-type="float">
            <text:p>109.8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6872" calcext:value-type="float">
            <text:p>109.8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8688" calcext:value-type="float">
            <text:p>109.8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6224" calcext:value-type="float">
            <text:p>109.9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376" calcext:value-type="float">
            <text:p>110.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24824" calcext:value-type="float">
            <text:p>110.2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9312" calcext:value-type="float">
            <text:p>110.3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332" calcext:value-type="float">
            <text:p>110.3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1712" calcext:value-type="float">
            <text:p>110.4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904" calcext:value-type="float">
            <text:p>110.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5616" calcext:value-type="float">
            <text:p>110.4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4864" calcext:value-type="float">
            <text:p>110.5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2128" calcext:value-type="float">
            <text:p>110.7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8912" calcext:value-type="float">
            <text:p>110.9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532" calcext:value-type="float">
            <text:p>111.1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7888" calcext:value-type="float">
            <text:p>111.1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614" calcext:value-type="float">
            <text:p>110.2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5096" calcext:value-type="float">
            <text:p>110.1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04" calcext:value-type="float">
            <text:p>109.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9544" calcext:value-type="float">
            <text:p>109.8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6768" calcext:value-type="float">
            <text:p>109.7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0672" calcext:value-type="float">
            <text:p>109.7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79232" calcext:value-type="float">
            <text:p>109.6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1216" calcext:value-type="float">
            <text:p>109.5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9776" calcext:value-type="float">
            <text:p>109.4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8816" calcext:value-type="float">
            <text:p>109.3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0904" calcext:value-type="float">
            <text:p>109.3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0424" calcext:value-type="float">
            <text:p>109.3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18984" calcext:value-type="float">
            <text:p>109.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1552" calcext:value-type="float">
            <text:p>109.1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5832" calcext:value-type="float">
            <text:p>109.1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0216" calcext:value-type="float">
            <text:p>109.1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0968" calcext:value-type="float">
            <text:p>109.0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316" calcext:value-type="float">
            <text:p>109.1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0656" calcext:value-type="float">
            <text:p>108.8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7984" calcext:value-type="float">
            <text:p>108.8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21576" calcext:value-type="float">
            <text:p>108.6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7568" calcext:value-type="float">
            <text:p>108.5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4416" calcext:value-type="float">
            <text:p>108.4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9176" calcext:value-type="float">
            <text:p>108.4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5752" calcext:value-type="float">
            <text:p>108.5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0616" calcext:value-type="float">
            <text:p>108.5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7568" calcext:value-type="float">
            <text:p>108.5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1096" calcext:value-type="float">
            <text:p>108.5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9864" calcext:value-type="float">
            <text:p>108.6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2536" calcext:value-type="float">
            <text:p>108.6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1408" calcext:value-type="float">
            <text:p>108.8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6376" calcext:value-type="float">
            <text:p>108.9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5624" calcext:value-type="float">
            <text:p>109.0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48296" calcext:value-type="float">
            <text:p>109.0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648" calcext:value-type="float">
            <text:p>108.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4016" calcext:value-type="float">
            <text:p>109.0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5352" calcext:value-type="float">
            <text:p>109.1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58024" calcext:value-type="float">
            <text:p>109.1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888" calcext:value-type="float">
            <text:p>109.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5352" calcext:value-type="float">
            <text:p>109.1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2784" calcext:value-type="float">
            <text:p>109.1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2032" calcext:value-type="float">
            <text:p>109.2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2512" calcext:value-type="float">
            <text:p>109.2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8712" calcext:value-type="float">
            <text:p>109.3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1864" calcext:value-type="float">
            <text:p>109.4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3304" calcext:value-type="float">
            <text:p>109.4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1384" calcext:value-type="float">
            <text:p>109.3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8232" calcext:value-type="float">
            <text:p>109.2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412" calcext:value-type="float">
            <text:p>109.1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27544" calcext:value-type="float">
            <text:p>109.1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6104" calcext:value-type="float">
            <text:p>109.0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4016" calcext:value-type="float">
            <text:p>109.0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14184" calcext:value-type="float">
            <text:p>108.9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7192" calcext:value-type="float">
            <text:p>108.5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29552" calcext:value-type="float">
            <text:p>108.4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7164" calcext:value-type="float">
            <text:p>108.3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972" calcext:value-type="float">
            <text:p>108.2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01536" calcext:value-type="float">
            <text:p>108.3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2872" calcext:value-type="float">
            <text:p>108.3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3832" calcext:value-type="float">
            <text:p>108.3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29552" calcext:value-type="float">
            <text:p>108.4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2704" calcext:value-type="float">
            <text:p>108.5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6336" calcext:value-type="float">
            <text:p>108.6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264" calcext:value-type="float">
            <text:p>108.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0656" calcext:value-type="float">
            <text:p>108.8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1512" calcext:value-type="float">
            <text:p>108.8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7504" calcext:value-type="float">
            <text:p>108.8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836" calcext:value-type="float">
            <text:p>108.7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2744" calcext:value-type="float">
            <text:p>108.8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1408" calcext:value-type="float">
            <text:p>108.8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644" calcext:value-type="float">
            <text:p>108.6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644" calcext:value-type="float">
            <text:p>108.6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0344" calcext:value-type="float">
            <text:p>108.6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5208" calcext:value-type="float">
            <text:p>108.7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3392" calcext:value-type="float">
            <text:p>108.6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24624" calcext:value-type="float">
            <text:p>108.6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0888" calcext:value-type="float">
            <text:p>108.4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1264" calcext:value-type="float">
            <text:p>108.4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802" calcext:value-type="float">
            <text:p>108.2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592" calcext:value-type="float">
            <text:p>108.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2872" calcext:value-type="float">
            <text:p>108.3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64" calcext:value-type="float">
            <text:p>108.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92976" calcext:value-type="float">
            <text:p>108.3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356" calcext:value-type="float">
            <text:p>108.4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72" calcext:value-type="float">
            <text:p>108.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09968" calcext:value-type="float">
            <text:p>108.7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0928" calcext:value-type="float">
            <text:p>108.7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3704" calcext:value-type="float">
            <text:p>108.8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6792" calcext:value-type="float">
            <text:p>109.2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6728" calcext:value-type="float">
            <text:p>109.4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15936" calcext:value-type="float">
            <text:p>109.2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932" calcext:value-type="float">
            <text:p>108.8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0344" calcext:value-type="float">
            <text:p>108.6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3664" calcext:value-type="float">
            <text:p>108.5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7568" calcext:value-type="float">
            <text:p>108.5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802" calcext:value-type="float">
            <text:p>108.2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876" calcext:value-type="float">
            <text:p>108.1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7424" calcext:value-type="float">
            <text:p>108.1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448" calcext:value-type="float">
            <text:p>108.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0744" calcext:value-type="float">
            <text:p>108.0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3792" calcext:value-type="float">
            <text:p>108.0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6464" calcext:value-type="float">
            <text:p>108.1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876" calcext:value-type="float">
            <text:p>108.1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9136" calcext:value-type="float">
            <text:p>108.1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9616" calcext:value-type="float">
            <text:p>108.1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8384" calcext:value-type="float">
            <text:p>108.2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4208" calcext:value-type="float">
            <text:p>108.3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9544" calcext:value-type="float">
            <text:p>108.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3728" calcext:value-type="float">
            <text:p>108.3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0304" calcext:value-type="float">
            <text:p>108.3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6984" calcext:value-type="float">
            <text:p>108.4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976" calcext:value-type="float">
            <text:p>108.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9864" calcext:value-type="float">
            <text:p>108.6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1952" calcext:value-type="float">
            <text:p>108.5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548" calcext:value-type="float">
            <text:p>108.6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9488" calcext:value-type="float">
            <text:p>108.6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3976" calcext:value-type="float">
            <text:p>108.7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374" calcext:value-type="float">
            <text:p>108.7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264" calcext:value-type="float">
            <text:p>108.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7504" calcext:value-type="float">
            <text:p>108.8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3704" calcext:value-type="float">
            <text:p>108.8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65416" calcext:value-type="float">
            <text:p>108.8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2096" calcext:value-type="float">
            <text:p>108.9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3912" calcext:value-type="float">
            <text:p>109.0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7064" calcext:value-type="float">
            <text:p>109.0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9528" calcext:value-type="float">
            <text:p>108.9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8672" calcext:value-type="float">
            <text:p>109.0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68464" calcext:value-type="float">
            <text:p>108.8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1512" calcext:value-type="float">
            <text:p>108.8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14184" calcext:value-type="float">
            <text:p>108.9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456" calcext:value-type="float">
            <text:p>108.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6788" calcext:value-type="float">
            <text:p>108.7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2264" calcext:value-type="float">
            <text:p>108.7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408" calcext:value-type="float">
            <text:p>108.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0656" calcext:value-type="float">
            <text:p>108.8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6" calcext:value-type="float">
            <text:p>108.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8672" calcext:value-type="float">
            <text:p>109.0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14184" calcext:value-type="float">
            <text:p>108.9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6" calcext:value-type="float">
            <text:p>108.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1408" calcext:value-type="float">
            <text:p>108.8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3224" calcext:value-type="float">
            <text:p>108.8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4936" calcext:value-type="float">
            <text:p>108.8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1408" calcext:value-type="float">
            <text:p>108.8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1512" calcext:value-type="float">
            <text:p>108.8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264" calcext:value-type="float">
            <text:p>108.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6608" calcext:value-type="float">
            <text:p>108.4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2704" calcext:value-type="float">
            <text:p>108.5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6232" calcext:value-type="float">
            <text:p>108.5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72808" calcext:value-type="float">
            <text:p>108.5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3392" calcext:value-type="float">
            <text:p>108.6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374" calcext:value-type="float">
            <text:p>108.7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264" calcext:value-type="float">
            <text:p>108.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6788" calcext:value-type="float">
            <text:p>108.7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3224" calcext:value-type="float">
            <text:p>108.8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4936" calcext:value-type="float">
            <text:p>108.8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5896" calcext:value-type="float">
            <text:p>108.8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6" calcext:value-type="float">
            <text:p>108.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4872" calcext:value-type="float">
            <text:p>109.0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46" calcext:value-type="float">
            <text:p>109.1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8232" calcext:value-type="float">
            <text:p>109.2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6792" calcext:value-type="float">
            <text:p>109.2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3368" calcext:value-type="float">
            <text:p>109.2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8608" calcext:value-type="float">
            <text:p>109.2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652" calcext:value-type="float">
            <text:p>109.3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4808" calcext:value-type="float">
            <text:p>109.3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3096" calcext:value-type="float">
            <text:p>109.3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3472" calcext:value-type="float">
            <text:p>109.3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5664" calcext:value-type="float">
            <text:p>109.3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7" calcext:value-type="float">
            <text:p>109.3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4912" calcext:value-type="float">
            <text:p>109.4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3472" calcext:value-type="float">
            <text:p>109.3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4808" calcext:value-type="float">
            <text:p>109.3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7" calcext:value-type="float">
            <text:p>109.3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2616" calcext:value-type="float">
            <text:p>109.3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4808" calcext:value-type="float">
            <text:p>109.3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8816" calcext:value-type="float">
            <text:p>109.3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9296" calcext:value-type="float">
            <text:p>109.4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2344" calcext:value-type="float">
            <text:p>109.4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4056" calcext:value-type="float">
            <text:p>109.4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9568" calcext:value-type="float">
            <text:p>109.3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5832" calcext:value-type="float">
            <text:p>109.1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5352" calcext:value-type="float">
            <text:p>109.1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24496" calcext:value-type="float">
            <text:p>109.1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0216" calcext:value-type="float">
            <text:p>109.1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6312" calcext:value-type="float">
            <text:p>109.1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15936" calcext:value-type="float">
            <text:p>109.2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224" calcext:value-type="float">
            <text:p>109.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6728" calcext:value-type="float">
            <text:p>109.4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2552" calcext:value-type="float">
            <text:p>109.5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8376" calcext:value-type="float">
            <text:p>109.6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6392" calcext:value-type="float">
            <text:p>109.8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0504" calcext:value-type="float">
            <text:p>109.9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7456" calcext:value-type="float">
            <text:p>109.9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4408" calcext:value-type="float">
            <text:p>109.9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4992" calcext:value-type="float">
            <text:p>110.0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84616" calcext:value-type="float">
            <text:p>110.0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948" calcext:value-type="float">
            <text:p>110.1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8248" calcext:value-type="float">
            <text:p>110.1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0544" calcext:value-type="float">
            <text:p>110.2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5032" calcext:value-type="float">
            <text:p>110.3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7328" calcext:value-type="float">
            <text:p>110.4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8288" calcext:value-type="float">
            <text:p>110.5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0792" calcext:value-type="float">
            <text:p>110.7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5008" calcext:value-type="float">
            <text:p>110.9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81896" calcext:value-type="float">
            <text:p>111.1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4128" calcext:value-type="float">
            <text:p>111.5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636" calcext:value-type="float">
            <text:p>111.8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3416" calcext:value-type="float">
            <text:p>111.9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0368" calcext:value-type="float">
            <text:p>111.9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1792" calcext:value-type="float">
            <text:p>111.1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0352" calcext:value-type="float">
            <text:p>111.0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6616" calcext:value-type="float">
            <text:p>110.8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336" calcext:value-type="float">
            <text:p>110.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0312" calcext:value-type="float">
            <text:p>110.7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12504" calcext:value-type="float">
            <text:p>110.7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7264" calcext:value-type="float">
            <text:p>110.6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716" calcext:value-type="float">
            <text:p>110.6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824" calcext:value-type="float">
            <text:p>110.6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9248" calcext:value-type="float">
            <text:p>110.5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9248" calcext:value-type="float">
            <text:p>110.5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4008" calcext:value-type="float">
            <text:p>110.5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5344" calcext:value-type="float">
            <text:p>110.5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1064" calcext:value-type="float">
            <text:p>110.6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0312" calcext:value-type="float">
            <text:p>110.7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0792" calcext:value-type="float">
            <text:p>110.7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6888" calcext:value-type="float">
            <text:p>110.7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384" calcext:value-type="float">
            <text:p>110.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2128" calcext:value-type="float">
            <text:p>110.7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7848" calcext:value-type="float">
            <text:p>110.7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92336" calcext:value-type="float">
            <text:p>110.8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9768" calcext:value-type="float">
            <text:p>110.9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9872" calcext:value-type="float">
            <text:p>110.9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1688" calcext:value-type="float">
            <text:p>111.0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2544" calcext:value-type="float">
            <text:p>111.0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5592" calcext:value-type="float">
            <text:p>111.0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34" calcext:value-type="float">
            <text:p>111.0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816" calcext:value-type="float">
            <text:p>111.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0248" calcext:value-type="float">
            <text:p>110.9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6344" calcext:value-type="float">
            <text:p>110.9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1688" calcext:value-type="float">
            <text:p>111.0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6072" calcext:value-type="float">
            <text:p>111.0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81896" calcext:value-type="float">
            <text:p>111.1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5048" calcext:value-type="float">
            <text:p>111.2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6488" calcext:value-type="float">
            <text:p>111.3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7824" calcext:value-type="float">
            <text:p>111.3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0976" calcext:value-type="float">
            <text:p>111.4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7656" calcext:value-type="float">
            <text:p>111.5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3376" calcext:value-type="float">
            <text:p>111.5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3856" calcext:value-type="float">
            <text:p>111.6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5672" calcext:value-type="float">
            <text:p>111.6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7384" calcext:value-type="float">
            <text:p>111.6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6528" calcext:value-type="float">
            <text:p>111.6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9576" calcext:value-type="float">
            <text:p>111.6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7008" calcext:value-type="float">
            <text:p>111.6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1392" calcext:value-type="float">
            <text:p>111.7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7592" calcext:value-type="float">
            <text:p>111.7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732" calcext:value-type="float">
            <text:p>111.9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6192" calcext:value-type="float">
            <text:p>112.0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688" calcext:value-type="float">
            <text:p>112.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5648" calcext:value-type="float">
            <text:p>112.2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6944" calcext:value-type="float">
            <text:p>111.9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2352" calcext:value-type="float">
            <text:p>111.7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0432" calcext:value-type="float">
            <text:p>111.6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9952" calcext:value-type="float">
            <text:p>111.6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396" calcext:value-type="float">
            <text:p>111.6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4648" calcext:value-type="float">
            <text:p>111.8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9136" calcext:value-type="float">
            <text:p>111.9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0096" calcext:value-type="float">
            <text:p>112.0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2872" calcext:value-type="float">
            <text:p>112.1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5168" calcext:value-type="float">
            <text:p>112.2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4416" calcext:value-type="float">
            <text:p>112.2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3288" calcext:value-type="float">
            <text:p>112.4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0824" calcext:value-type="float">
            <text:p>112.5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3392" calcext:value-type="float">
            <text:p>112.4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6064" calcext:value-type="float">
            <text:p>112.5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5688" calcext:value-type="float">
            <text:p>112.5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932" calcext:value-type="float">
            <text:p>112.6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51616" calcext:value-type="float">
            <text:p>112.7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5728" calcext:value-type="float">
            <text:p>112.8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2408" calcext:value-type="float">
            <text:p>112.9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3848" calcext:value-type="float">
            <text:p>113.0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81384" calcext:value-type="float">
            <text:p>113.1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61216" calcext:value-type="float">
            <text:p>113.3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65432" calcext:value-type="float">
            <text:p>113.5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612" calcext:value-type="float">
            <text:p>113.7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9856" calcext:value-type="float">
            <text:p>113.9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73864" calcext:value-type="float">
            <text:p>113.9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8248" calcext:value-type="float">
            <text:p>113.9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6472" calcext:value-type="float">
            <text:p>113.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58624" calcext:value-type="float">
            <text:p>113.9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82424" calcext:value-type="float">
            <text:p>113.8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4512" calcext:value-type="float">
            <text:p>113.8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54992" calcext:value-type="float">
            <text:p>113.8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5804" calcext:value-type="float">
            <text:p>113.8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2592" calcext:value-type="float">
            <text:p>113.7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45264" calcext:value-type="float">
            <text:p>113.7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66" calcext:value-type="float">
            <text:p>113.7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6496" calcext:value-type="float">
            <text:p>113.6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944" calcext:value-type="float">
            <text:p>113.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65432" calcext:value-type="float">
            <text:p>113.5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38584" calcext:value-type="float">
            <text:p>113.6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3928" calcext:value-type="float">
            <text:p>113.7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0984" calcext:value-type="float">
            <text:p>113.7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428" calcext:value-type="float">
            <text:p>113.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82424" calcext:value-type="float">
            <text:p>113.8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3236" calcext:value-type="float">
            <text:p>114.1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5136" calcext:value-type="float">
            <text:p>114.2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79248" calcext:value-type="float">
            <text:p>114.3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73152" calcext:value-type="float">
            <text:p>114.3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4572" calcext:value-type="float">
            <text:p>114.3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4968" calcext:value-type="float">
            <text:p>114.4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43256" calcext:value-type="float">
            <text:p>114.4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4488" calcext:value-type="float">
            <text:p>114.3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10896" calcext:value-type="float">
            <text:p>114.6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432" calcext:value-type="float">
            <text:p>114.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286" calcext:value-type="float">
            <text:p>114.5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01168" calcext:value-type="float">
            <text:p>114.5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0792" calcext:value-type="float">
            <text:p>114.5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2608" calcext:value-type="float">
            <text:p>114.5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0624" calcext:value-type="float">
            <text:p>114.7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91312" calcext:value-type="float">
            <text:p>114.8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67512" calcext:value-type="float">
            <text:p>114.9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9056" calcext:value-type="float">
            <text:p>115.1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6216" calcext:value-type="float">
            <text:p>115.2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15568" calcext:value-type="float">
            <text:p>115.4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3584" calcext:value-type="float">
            <text:p>115.5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3416" calcext:value-type="float">
            <text:p>115.7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8488" calcext:value-type="float">
            <text:p>115.9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49552" calcext:value-type="float">
            <text:p>116.0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7024" calcext:value-type="float">
            <text:p>116.3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9632" calcext:value-type="float">
            <text:p>116.6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1992" calcext:value-type="float">
            <text:p>116.5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6816" calcext:value-type="float">
            <text:p>116.2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8904" calcext:value-type="float">
            <text:p>116.1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6544" calcext:value-type="float">
            <text:p>116.3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9968" calcext:value-type="float">
            <text:p>116.3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5856" calcext:value-type="float">
            <text:p>116.1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40992" calcext:value-type="float">
            <text:p>116.1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40992" calcext:value-type="float">
            <text:p>116.1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77568" calcext:value-type="float">
            <text:p>116.1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9592" calcext:value-type="float">
            <text:p>116.3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12" calcext:value-type="float">
            <text:p>116.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264" calcext:value-type="float">
            <text:p>116.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12264" calcext:value-type="float">
            <text:p>116.4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0928" calcext:value-type="float">
            <text:p>116.3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8632" calcext:value-type="float">
            <text:p>116.3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928" calcext:value-type="float">
            <text:p>116.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8696" calcext:value-type="float">
            <text:p>116.0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37944" calcext:value-type="float">
            <text:p>116.1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5856" calcext:value-type="float">
            <text:p>116.1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8904" calcext:value-type="float">
            <text:p>116.1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65376" calcext:value-type="float">
            <text:p>116.1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5752" calcext:value-type="float">
            <text:p>116.1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5648" calcext:value-type="float">
            <text:p>116.0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84376" calcext:value-type="float">
            <text:p>115.7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9888" calcext:value-type="float">
            <text:p>115.6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6464" calcext:value-type="float">
            <text:p>115.7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7152" calcext:value-type="float">
            <text:p>115.8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2664" calcext:value-type="float">
            <text:p>115.8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7176" calcext:value-type="float">
            <text:p>115.3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0496" calcext:value-type="float">
            <text:p>115.2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1252" calcext:value-type="float">
            <text:p>115.4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3416" calcext:value-type="float">
            <text:p>115.7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2768" calcext:value-type="float">
            <text:p>115.8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8968" calcext:value-type="float">
            <text:p>115.9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4208" calcext:value-type="float">
            <text:p>115.9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684" calcext:value-type="float">
            <text:p>115.6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5608" calcext:value-type="float">
            <text:p>115.7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0744" calcext:value-type="float">
            <text:p>115.6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5776" calcext:value-type="float">
            <text:p>115.5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8448" calcext:value-type="float">
            <text:p>115.5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11224" calcext:value-type="float">
            <text:p>115.7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3208" calcext:value-type="float">
            <text:p>115.5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2624" calcext:value-type="float">
            <text:p>115.4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636" calcext:value-type="float">
            <text:p>115.6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01496" calcext:value-type="float">
            <text:p>115.6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4816" calcext:value-type="float">
            <text:p>115.4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15568" calcext:value-type="float">
            <text:p>115.4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82752" calcext:value-type="float">
            <text:p>114.9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92024" calcext:value-type="float">
            <text:p>114.4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0608" calcext:value-type="float">
            <text:p>113.8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3616" calcext:value-type="float">
            <text:p>113.5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2552" calcext:value-type="float">
            <text:p>113.3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85016" calcext:value-type="float">
            <text:p>113.2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9944" calcext:value-type="float">
            <text:p>113.0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9736" calcext:value-type="float">
            <text:p>112.9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4768" calcext:value-type="float">
            <text:p>112.8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6752" calcext:value-type="float">
            <text:p>112.6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5896" calcext:value-type="float">
            <text:p>112.7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2096" calcext:value-type="float">
            <text:p>112.7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9488" calcext:value-type="float">
            <text:p>112.4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6024" calcext:value-type="float">
            <text:p>112.2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496" calcext:value-type="float">
            <text:p>112.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4128" calcext:value-type="float">
            <text:p>111.5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8512" calcext:value-type="float">
            <text:p>111.5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7176" calcext:value-type="float">
            <text:p>111.5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0224" calcext:value-type="float">
            <text:p>111.5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2792" calcext:value-type="float">
            <text:p>111.4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1248" calcext:value-type="float">
            <text:p>111.3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8848" calcext:value-type="float">
            <text:p>111.1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484" calcext:value-type="float">
            <text:p>111.1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3296" calcext:value-type="float">
            <text:p>110.9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0728" calcext:value-type="float">
            <text:p>110.9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9976" calcext:value-type="float">
            <text:p>111.0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7512" calcext:value-type="float">
            <text:p>111.1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7616" calcext:value-type="float">
            <text:p>111.2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9976" calcext:value-type="float">
            <text:p>111.0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3776" calcext:value-type="float">
            <text:p>110.9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1688" calcext:value-type="float">
            <text:p>111.0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7264" calcext:value-type="float">
            <text:p>110.6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4864" calcext:value-type="float">
            <text:p>110.5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7016" calcext:value-type="float">
            <text:p>110.2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092" calcext:value-type="float">
            <text:p>110.2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24824" calcext:value-type="float">
            <text:p>110.2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24824" calcext:value-type="float">
            <text:p>110.2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4928" calcext:value-type="float">
            <text:p>110.2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76" calcext:value-type="float">
            <text:p>110.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6368" calcext:value-type="float">
            <text:p>110.3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5888" calcext:value-type="float">
            <text:p>110.3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9312" calcext:value-type="float">
            <text:p>110.3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5784" calcext:value-type="float">
            <text:p>110.2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4072" calcext:value-type="float">
            <text:p>110.3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7704" calcext:value-type="float">
            <text:p>110.4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1232" calcext:value-type="float">
            <text:p>110.4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6744" calcext:value-type="float">
            <text:p>110.3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8248" calcext:value-type="float">
            <text:p>110.1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1192" calcext:value-type="float">
            <text:p>110.1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5848" calcext:value-type="float">
            <text:p>110.0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8896" calcext:value-type="float">
            <text:p>110.0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09" calcext:value-type="float">
            <text:p>110.1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1088" calcext:value-type="float">
            <text:p>110.0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7184" calcext:value-type="float">
            <text:p>110.0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3656" calcext:value-type="float">
            <text:p>110.0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9752" calcext:value-type="float">
            <text:p>110.0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3176" calcext:value-type="float">
            <text:p>109.9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9272" calcext:value-type="float">
            <text:p>109.9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328" calcext:value-type="float">
            <text:p>110.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81568" calcext:value-type="float">
            <text:p>110.0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09" calcext:value-type="float">
            <text:p>110.1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8144" calcext:value-type="float">
            <text:p>110.1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8896" calcext:value-type="float">
            <text:p>110.0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3656" calcext:value-type="float">
            <text:p>110.0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6328" calcext:value-type="float">
            <text:p>110.0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21776" calcext:value-type="float">
            <text:p>110.2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38" calcext:value-type="float">
            <text:p>110.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9624" calcext:value-type="float">
            <text:p>110.5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7704" calcext:value-type="float">
            <text:p>110.4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2464" calcext:value-type="float">
            <text:p>110.3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9416" calcext:value-type="float">
            <text:p>110.3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5512" calcext:value-type="float">
            <text:p>110.3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35136" calcext:value-type="float">
            <text:p>110.4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6368" calcext:value-type="float">
            <text:p>110.3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5888" calcext:value-type="float">
            <text:p>110.3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6264" calcext:value-type="float">
            <text:p>110.3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9312" calcext:value-type="float">
            <text:p>110.3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8456" calcext:value-type="float">
            <text:p>110.3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0272" calcext:value-type="float">
            <text:p>110.3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1608" calcext:value-type="float">
            <text:p>110.4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5512" calcext:value-type="float">
            <text:p>110.3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5992" calcext:value-type="float">
            <text:p>110.4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77224" calcext:value-type="float">
            <text:p>110.3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2464" calcext:value-type="float">
            <text:p>110.3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77224" calcext:value-type="float">
            <text:p>110.3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6368" calcext:value-type="float">
            <text:p>110.3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2944" calcext:value-type="float">
            <text:p>110.4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38" calcext:value-type="float">
            <text:p>110.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0376" calcext:value-type="float">
            <text:p>110.4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1608" calcext:value-type="float">
            <text:p>110.4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9792" calcext:value-type="float">
            <text:p>110.3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1024" calcext:value-type="float">
            <text:p>110.3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3592" calcext:value-type="float">
            <text:p>110.2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044" calcext:value-type="float">
            <text:p>110.2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8248" calcext:value-type="float">
            <text:p>110.1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76056" calcext:value-type="float">
            <text:p>110.1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8624" calcext:value-type="float">
            <text:p>110.1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948" calcext:value-type="float">
            <text:p>110.1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5472" calcext:value-type="float">
            <text:p>110.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91296" calcext:value-type="float">
            <text:p>110.1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3216" calcext:value-type="float">
            <text:p>110.3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476" calcext:value-type="float">
            <text:p>110.4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5072" calcext:value-type="float">
            <text:p>110.6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1856" calcext:value-type="float">
            <text:p>110.8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148" calcext:value-type="float">
            <text:p>110.9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576" calcext:value-type="float">
            <text:p>110.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336" calcext:value-type="float">
            <text:p>110.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5992" calcext:value-type="float">
            <text:p>110.4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0752" calcext:value-type="float">
            <text:p>110.4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9896" calcext:value-type="float">
            <text:p>110.4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6848" calcext:value-type="float">
            <text:p>110.4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808" calcext:value-type="float">
            <text:p>110.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3216" calcext:value-type="float">
            <text:p>110.3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24824" calcext:value-type="float">
            <text:p>110.2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1192" calcext:value-type="float">
            <text:p>110.1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996" calcext:value-type="float">
            <text:p>110.1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97392" calcext:value-type="float">
            <text:p>110.1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3488" calcext:value-type="float">
            <text:p>110.2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3112" calcext:value-type="float">
            <text:p>110.2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9584" calcext:value-type="float">
            <text:p>110.2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21776" calcext:value-type="float">
            <text:p>110.2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12632" calcext:value-type="float">
            <text:p>110.2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5784" calcext:value-type="float">
            <text:p>110.2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9312" calcext:value-type="float">
            <text:p>110.3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9312" calcext:value-type="float">
            <text:p>110.3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3216" calcext:value-type="float">
            <text:p>110.3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3696" calcext:value-type="float">
            <text:p>110.3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0752" calcext:value-type="float">
            <text:p>110.4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3424" calcext:value-type="float">
            <text:p>110.4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7328" calcext:value-type="float">
            <text:p>110.4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2672" calcext:value-type="float">
            <text:p>110.5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1648" calcext:value-type="float">
            <text:p>110.7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3568" calcext:value-type="float">
            <text:p>110.8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5592" calcext:value-type="float">
            <text:p>111.0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8096" calcext:value-type="float">
            <text:p>111.2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5944" calcext:value-type="float">
            <text:p>111.5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5048" calcext:value-type="float">
            <text:p>111.2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4008" calcext:value-type="float">
            <text:p>110.5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9648" calcext:value-type="float">
            <text:p>109.9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3824" calcext:value-type="float">
            <text:p>109.8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6016" calcext:value-type="float">
            <text:p>109.8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6496" calcext:value-type="float">
            <text:p>109.8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8416" calcext:value-type="float">
            <text:p>110.0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0336" calcext:value-type="float">
            <text:p>110.1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12632" calcext:value-type="float">
            <text:p>110.2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044" calcext:value-type="float">
            <text:p>110.2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4928" calcext:value-type="float">
            <text:p>110.2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6744" calcext:value-type="float">
            <text:p>110.3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856" calcext:value-type="float">
            <text:p>110.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8664" calcext:value-type="float">
            <text:p>110.4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476" calcext:value-type="float">
            <text:p>110.4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35136" calcext:value-type="float">
            <text:p>110.4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904" calcext:value-type="float">
            <text:p>110.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32088" calcext:value-type="float">
            <text:p>110.4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284" calcext:value-type="float">
            <text:p>110.3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284" calcext:value-type="float">
            <text:p>110.3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2944" calcext:value-type="float">
            <text:p>110.4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7912" calcext:value-type="float">
            <text:p>110.5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1648" calcext:value-type="float">
            <text:p>110.7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4528" calcext:value-type="float">
            <text:p>110.9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9224" calcext:value-type="float">
            <text:p>111.1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6656" calcext:value-type="float">
            <text:p>111.1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8328" calcext:value-type="float">
            <text:p>110.8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336" calcext:value-type="float">
            <text:p>110.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4216" calcext:value-type="float">
            <text:p>110.6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4592" calcext:value-type="float">
            <text:p>110.6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186" calcext:value-type="float">
            <text:p>110.7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7264" calcext:value-type="float">
            <text:p>110.6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7368" calcext:value-type="float">
            <text:p>110.7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052" calcext:value-type="float">
            <text:p>110.8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5488" calcext:value-type="float">
            <text:p>110.9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9016" calcext:value-type="float">
            <text:p>110.9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292" calcext:value-type="float">
            <text:p>110.9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8536" calcext:value-type="float">
            <text:p>110.9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4152" calcext:value-type="float">
            <text:p>110.9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5864" calcext:value-type="float">
            <text:p>110.9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3672" calcext:value-type="float">
            <text:p>110.9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8056" calcext:value-type="float">
            <text:p>110.9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3672" calcext:value-type="float">
            <text:p>110.9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052" calcext:value-type="float">
            <text:p>110.8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4424" calcext:value-type="float">
            <text:p>110.8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528" calcext:value-type="float">
            <text:p>110.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1376" calcext:value-type="float">
            <text:p>110.8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2608" calcext:value-type="float">
            <text:p>110.7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9936" calcext:value-type="float">
            <text:p>110.7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5344" calcext:value-type="float">
            <text:p>110.5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0856" calcext:value-type="float">
            <text:p>110.4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1712" calcext:value-type="float">
            <text:p>110.4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0272" calcext:value-type="float">
            <text:p>110.3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8936" calcext:value-type="float">
            <text:p>110.3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8936" calcext:value-type="float">
            <text:p>110.3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0168" calcext:value-type="float">
            <text:p>110.3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7976" calcext:value-type="float">
            <text:p>110.2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1984" calcext:value-type="float">
            <text:p>110.3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616" calcext:value-type="float">
            <text:p>110.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2528" calcext:value-type="float">
            <text:p>110.1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5096" calcext:value-type="float">
            <text:p>110.1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2528" calcext:value-type="float">
            <text:p>110.1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0816" calcext:value-type="float">
            <text:p>110.1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756" calcext:value-type="float">
            <text:p>110.0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4032" calcext:value-type="float">
            <text:p>109.9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612" calcext:value-type="float">
            <text:p>109.9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3928" calcext:value-type="float">
            <text:p>109.9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7456" calcext:value-type="float">
            <text:p>109.9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0504" calcext:value-type="float">
            <text:p>109.9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4408" calcext:value-type="float">
            <text:p>109.9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5744" calcext:value-type="float">
            <text:p>109.9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4032" calcext:value-type="float">
            <text:p>109.9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708" calcext:value-type="float">
            <text:p>109.9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7184" calcext:value-type="float">
            <text:p>110.0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852" calcext:value-type="float">
            <text:p>110.0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1192" calcext:value-type="float">
            <text:p>110.1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8624" calcext:value-type="float">
            <text:p>110.1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6912" calcext:value-type="float">
            <text:p>110.1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8624" calcext:value-type="float">
            <text:p>110.1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2152" calcext:value-type="float">
            <text:p>110.1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3112" calcext:value-type="float">
            <text:p>110.2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0544" calcext:value-type="float">
            <text:p>110.2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6264" calcext:value-type="float">
            <text:p>110.3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8936" calcext:value-type="float">
            <text:p>110.3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1232" calcext:value-type="float">
            <text:p>110.4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2672" calcext:value-type="float">
            <text:p>110.5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3152" calcext:value-type="float">
            <text:p>110.5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7744" calcext:value-type="float">
            <text:p>110.7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052" calcext:value-type="float">
            <text:p>110.8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0728" calcext:value-type="float">
            <text:p>110.9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7408" calcext:value-type="float">
            <text:p>111.0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18472" calcext:value-type="float">
            <text:p>111.2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6008" calcext:value-type="float">
            <text:p>111.3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5736" calcext:value-type="float">
            <text:p>111.4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7656" calcext:value-type="float">
            <text:p>111.5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1768" calcext:value-type="float">
            <text:p>111.6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8928" calcext:value-type="float">
            <text:p>111.8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1328" calcext:value-type="float">
            <text:p>111.9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2872" calcext:value-type="float">
            <text:p>112.1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3456" calcext:value-type="float">
            <text:p>112.2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3768" calcext:value-type="float">
            <text:p>112.4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5312" calcext:value-type="float">
            <text:p>112.6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9048" calcext:value-type="float">
            <text:p>112.7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5248" calcext:value-type="float">
            <text:p>112.8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5352" calcext:value-type="float">
            <text:p>112.9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0216" calcext:value-type="float">
            <text:p>112.9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0592" calcext:value-type="float">
            <text:p>112.9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1552" calcext:value-type="float">
            <text:p>113.0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3368" calcext:value-type="float">
            <text:p>113.0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38712" calcext:value-type="float">
            <text:p>113.1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0048" calcext:value-type="float">
            <text:p>113.1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5768" calcext:value-type="float">
            <text:p>113.2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81384" calcext:value-type="float">
            <text:p>113.1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0528" calcext:value-type="float">
            <text:p>113.1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0152" calcext:value-type="float">
            <text:p>113.2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91112" calcext:value-type="float">
            <text:p>113.2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45976" calcext:value-type="float">
            <text:p>113.3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1608" calcext:value-type="float">
            <text:p>113.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34368" calcext:value-type="float">
            <text:p>113.4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95328" calcext:value-type="float">
            <text:p>113.4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7144" calcext:value-type="float">
            <text:p>113.5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5056" calcext:value-type="float">
            <text:p>113.6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3448" calcext:value-type="float">
            <text:p>113.6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3928" calcext:value-type="float">
            <text:p>113.7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8208" calcext:value-type="float">
            <text:p>113.6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2968" calcext:value-type="float">
            <text:p>113.6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2968" calcext:value-type="float">
            <text:p>113.6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6496" calcext:value-type="float">
            <text:p>113.6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9648" calcext:value-type="float">
            <text:p>113.7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28144" calcext:value-type="float">
            <text:p>113.9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74448" calcext:value-type="float">
            <text:p>114.0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332" calcext:value-type="float">
            <text:p>114.1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81712" calcext:value-type="float">
            <text:p>114.2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092" calcext:value-type="float">
            <text:p>114.0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2152" calcext:value-type="float">
            <text:p>113.9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092" calcext:value-type="float">
            <text:p>114.0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04344" calcext:value-type="float">
            <text:p>114.0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83008" calcext:value-type="float">
            <text:p>113.9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04344" calcext:value-type="float">
            <text:p>114.0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092" calcext:value-type="float">
            <text:p>114.0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04344" calcext:value-type="float">
            <text:p>114.0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04344" calcext:value-type="float">
            <text:p>114.0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3112" calcext:value-type="float">
            <text:p>114.0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664" calcext:value-type="float">
            <text:p>114.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3592" calcext:value-type="float">
            <text:p>114.0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9376" calcext:value-type="float">
            <text:p>113.8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0024" calcext:value-type="float">
            <text:p>113.7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6872" calcext:value-type="float">
            <text:p>113.6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2968" calcext:value-type="float">
            <text:p>113.6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8208" calcext:value-type="float">
            <text:p>113.6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9064" calcext:value-type="float">
            <text:p>113.6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11152" calcext:value-type="float">
            <text:p>113.6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2864" calcext:value-type="float">
            <text:p>113.5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1904" calcext:value-type="float">
            <text:p>113.5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7728" calcext:value-type="float">
            <text:p>113.6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088" calcext:value-type="float">
            <text:p>113.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428" calcext:value-type="float">
            <text:p>113.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9376" calcext:value-type="float">
            <text:p>113.8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45848" calcext:value-type="float">
            <text:p>113.8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1736" calcext:value-type="float">
            <text:p>113.7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3928" calcext:value-type="float">
            <text:p>113.7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9712" calcext:value-type="float">
            <text:p>113.5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3136" calcext:value-type="float">
            <text:p>113.4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19128" calcext:value-type="float">
            <text:p>113.4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3132" calcext:value-type="float">
            <text:p>113.4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52656" calcext:value-type="float">
            <text:p>113.4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64848" calcext:value-type="float">
            <text:p>113.4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3512" calcext:value-type="float">
            <text:p>113.4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37416" calcext:value-type="float">
            <text:p>113.4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084" calcext:value-type="float">
            <text:p>113.4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618" calcext:value-type="float">
            <text:p>113.4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98376" calcext:value-type="float">
            <text:p>113.4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5808" calcext:value-type="float">
            <text:p>113.5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5056" calcext:value-type="float">
            <text:p>113.6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9064" calcext:value-type="float">
            <text:p>113.6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8792" calcext:value-type="float">
            <text:p>113.7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4888" calcext:value-type="float">
            <text:p>113.7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54992" calcext:value-type="float">
            <text:p>113.8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58624" calcext:value-type="float">
            <text:p>113.9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65304" calcext:value-type="float">
            <text:p>114.0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808" calcext:value-type="float">
            <text:p>114.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3424" calcext:value-type="float">
            <text:p>114.2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286" calcext:value-type="float">
            <text:p>114.5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57784" calcext:value-type="float">
            <text:p>114.8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0872" calcext:value-type="float">
            <text:p>115.1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872" calcext:value-type="float">
            <text:p>115.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5232" calcext:value-type="float">
            <text:p>115.7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0472" calcext:value-type="float">
            <text:p>115.7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0368" calcext:value-type="float">
            <text:p>115.7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8656" calcext:value-type="float">
            <text:p>115.7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1808" calcext:value-type="float">
            <text:p>115.8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55064" calcext:value-type="float">
            <text:p>115.9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4104" calcext:value-type="float">
            <text:p>115.8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9136" calcext:value-type="float">
            <text:p>115.7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492" calcext:value-type="float">
            <text:p>115.5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68" calcext:value-type="float">
            <text:p>115.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8304" calcext:value-type="float">
            <text:p>115.2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3336" calcext:value-type="float">
            <text:p>115.0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388" calcext:value-type="float">
            <text:p>114.8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1584" calcext:value-type="float">
            <text:p>114.7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2336" calcext:value-type="float">
            <text:p>114.7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5112" calcext:value-type="float">
            <text:p>114.8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9288" calcext:value-type="float">
            <text:p>114.6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7244" calcext:value-type="float">
            <text:p>114.7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67512" calcext:value-type="float">
            <text:p>114.9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1728" calcext:value-type="float">
            <text:p>115.1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6424" calcext:value-type="float">
            <text:p>115.4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7968" calcext:value-type="float">
            <text:p>115.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3896" calcext:value-type="float">
            <text:p>115.7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1976" calcext:value-type="float">
            <text:p>115.6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824" calcext:value-type="float">
            <text:p>115.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4232" calcext:value-type="float">
            <text:p>115.3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3504" calcext:value-type="float">
            <text:p>114.9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0144" calcext:value-type="float">
            <text:p>114.6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48" calcext:value-type="float">
            <text:p>114.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82296" calcext:value-type="float">
            <text:p>114.3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8664" calcext:value-type="float">
            <text:p>114.2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1984" calcext:value-type="float">
            <text:p>114.1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1024" calcext:value-type="float">
            <text:p>114.1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6284" calcext:value-type="float">
            <text:p>114.1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5032" calcext:value-type="float">
            <text:p>114.1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1024" calcext:value-type="float">
            <text:p>114.1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12904" calcext:value-type="float">
            <text:p>113.9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6936" calcext:value-type="float">
            <text:p>113.4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75872" calcext:value-type="float">
            <text:p>113.2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51488" calcext:value-type="float">
            <text:p>113.2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84432" calcext:value-type="float">
            <text:p>113.1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01552" calcext:value-type="float">
            <text:p>113.0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36" calcext:value-type="float">
            <text:p>112.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5" calcext:value-type="float">
            <text:p>112.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5752" calcext:value-type="float">
            <text:p>112.3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8592" calcext:value-type="float">
            <text:p>112.1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9448" calcext:value-type="float">
            <text:p>112.1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116" calcext:value-type="float">
            <text:p>112.1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6776" calcext:value-type="float">
            <text:p>112.1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8008" calcext:value-type="float">
            <text:p>112.0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5544" calcext:value-type="float">
            <text:p>112.1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5168" calcext:value-type="float">
            <text:p>112.2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1848" calcext:value-type="float">
            <text:p>112.3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4832" calcext:value-type="float">
            <text:p>112.5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3496" calcext:value-type="float">
            <text:p>112.5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0032" calcext:value-type="float">
            <text:p>112.2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8112" calcext:value-type="float">
            <text:p>112.1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4856" calcext:value-type="float">
            <text:p>112.0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0536" calcext:value-type="float">
            <text:p>111.7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1288" calcext:value-type="float">
            <text:p>111.6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8032" calcext:value-type="float">
            <text:p>111.5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5256" calcext:value-type="float">
            <text:p>111.3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5696" calcext:value-type="float">
            <text:p>111.1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9768" calcext:value-type="float">
            <text:p>110.9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3568" calcext:value-type="float">
            <text:p>110.8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8704" calcext:value-type="float">
            <text:p>110.7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6576" calcext:value-type="float">
            <text:p>110.5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7704" calcext:value-type="float">
            <text:p>110.4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616" calcext:value-type="float">
            <text:p>110.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992" calcext:value-type="float">
            <text:p>109.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12176" calcext:value-type="float">
            <text:p>109.6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0632" calcext:value-type="float">
            <text:p>109.4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5288" calcext:value-type="float">
            <text:p>109.3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652" calcext:value-type="float">
            <text:p>109.3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5016" calcext:value-type="float">
            <text:p>109.4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6144" calcext:value-type="float">
            <text:p>109.3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0656" calcext:value-type="float">
            <text:p>108.8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7464" calcext:value-type="float">
            <text:p>108.4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99072" calcext:value-type="float">
            <text:p>108.3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01536" calcext:value-type="float">
            <text:p>108.3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0952" calcext:value-type="float">
            <text:p>108.2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0576" calcext:value-type="float">
            <text:p>108.2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6192" calcext:value-type="float">
            <text:p>108.2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97904" calcext:value-type="float">
            <text:p>108.1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4104" calcext:value-type="float">
            <text:p>108.2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8968" calcext:value-type="float">
            <text:p>108.3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20408" calcext:value-type="float">
            <text:p>108.4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1848" calcext:value-type="float">
            <text:p>108.5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72808" calcext:value-type="float">
            <text:p>108.5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0888" calcext:value-type="float">
            <text:p>108.4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688" calcext:value-type="float">
            <text:p>108.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208" calcext:value-type="float">
            <text:p>108.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4168" calcext:value-type="float">
            <text:p>108.0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6904" calcext:value-type="float">
            <text:p>107.8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9472" calcext:value-type="float">
            <text:p>107.7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5192" calcext:value-type="float">
            <text:p>107.8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5088" calcext:value-type="float">
            <text:p>107.7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3272" calcext:value-type="float">
            <text:p>107.7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8888" calcext:value-type="float">
            <text:p>107.6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0224" calcext:value-type="float">
            <text:p>107.7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5088" calcext:value-type="float">
            <text:p>107.7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8616" calcext:value-type="float">
            <text:p>107.7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9304" calcext:value-type="float">
            <text:p>107.9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256" calcext:value-type="float">
            <text:p>108.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4416" calcext:value-type="float">
            <text:p>108.4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0112" calcext:value-type="float">
            <text:p>109.1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21576" calcext:value-type="float">
            <text:p>108.6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6712" calcext:value-type="float">
            <text:p>108.5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0848" calcext:value-type="float">
            <text:p>108.1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10808" calcext:value-type="float">
            <text:p>107.8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5216" calcext:value-type="float">
            <text:p>107.2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2128" calcext:value-type="float">
            <text:p>106.9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9664" calcext:value-type="float">
            <text:p>107.0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6552" calcext:value-type="float">
            <text:p>107.2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2856" calcext:value-type="float">
            <text:p>107.4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4192" calcext:value-type="float">
            <text:p>107.4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4984" calcext:value-type="float">
            <text:p>107.6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112" calcext:value-type="float">
            <text:p>108.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5776" calcext:value-type="float">
            <text:p>107.9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7472" calcext:value-type="float">
            <text:p>107.0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6032" calcext:value-type="float">
            <text:p>106.9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3632" calcext:value-type="float">
            <text:p>106.7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4008" calcext:value-type="float">
            <text:p>106.7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1128" calcext:value-type="float">
            <text:p>106.5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79416" calcext:value-type="float">
            <text:p>106.5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136" calcext:value-type="float">
            <text:p>106.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3928" calcext:value-type="float">
            <text:p>106.1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04" calcext:value-type="float">
            <text:p>106.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91152" calcext:value-type="float">
            <text:p>105.9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0904" calcext:value-type="float">
            <text:p>105.5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87648" calcext:value-type="float">
            <text:p>105.3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27272" calcext:value-type="float">
            <text:p>105.4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08" calcext:value-type="float">
            <text:p>105.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0652" calcext:value-type="float">
            <text:p>105.5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3744" calcext:value-type="float">
            <text:p>105.3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34664" calcext:value-type="float">
            <text:p>105.1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21304" calcext:value-type="float">
            <text:p>104.9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168" calcext:value-type="float">
            <text:p>104.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02432" calcext:value-type="float">
            <text:p>104.8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10992" calcext:value-type="float">
            <text:p>104.7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1704" calcext:value-type="float">
            <text:p>104.3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7696" calcext:value-type="float">
            <text:p>104.2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5504" calcext:value-type="float">
            <text:p>104.2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684" calcext:value-type="float">
            <text:p>104.2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1704" calcext:value-type="float">
            <text:p>104.3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6944" calcext:value-type="float">
            <text:p>104.3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3688" calcext:value-type="float">
            <text:p>104.1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0432" calcext:value-type="float">
            <text:p>104.0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9952" calcext:value-type="float">
            <text:p>104.0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7824" calcext:value-type="float">
            <text:p>103.7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0392" calcext:value-type="float">
            <text:p>103.7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6048" calcext:value-type="float">
            <text:p>104.0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7384" calcext:value-type="float">
            <text:p>104.0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4336" calcext:value-type="float">
            <text:p>104.0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7384" calcext:value-type="float">
            <text:p>104.0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4816" calcext:value-type="float">
            <text:p>104.0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5776" calcext:value-type="float">
            <text:p>104.1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7112" calcext:value-type="float">
            <text:p>104.1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1976" calcext:value-type="float">
            <text:p>104.2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5608" calcext:value-type="float">
            <text:p>104.3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8008" calcext:value-type="float">
            <text:p>104.4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9928" calcext:value-type="float">
            <text:p>104.5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3896" calcext:value-type="float">
            <text:p>104.3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6008" calcext:value-type="float">
            <text:p>103.6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2104" calcext:value-type="float">
            <text:p>103.7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6968" calcext:value-type="float">
            <text:p>103.7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1184" calcext:value-type="float">
            <text:p>103.9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3856" calcext:value-type="float">
            <text:p>104.0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2248" calcext:value-type="float">
            <text:p>104.0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4168" calcext:value-type="float">
            <text:p>104.2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9032" calcext:value-type="float">
            <text:p>104.2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9136" calcext:value-type="float">
            <text:p>104.3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7424" calcext:value-type="float">
            <text:p>104.3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0784" calcext:value-type="float">
            <text:p>104.5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0032" calcext:value-type="float">
            <text:p>104.6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9176" calcext:value-type="float">
            <text:p>104.6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6024" calcext:value-type="float">
            <text:p>104.5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9448" calcext:value-type="float">
            <text:p>104.5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0784" calcext:value-type="float">
            <text:p>104.5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9928" calcext:value-type="float">
            <text:p>104.5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9552" calcext:value-type="float">
            <text:p>104.6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9864" calcext:value-type="float">
            <text:p>104.8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7672" calcext:value-type="float">
            <text:p>104.8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90824" calcext:value-type="float">
            <text:p>104.8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36544" calcext:value-type="float">
            <text:p>104.9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0344" calcext:value-type="float">
            <text:p>104.8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84144" calcext:value-type="float">
            <text:p>104.7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9008" calcext:value-type="float">
            <text:p>104.8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4728" calcext:value-type="float">
            <text:p>104.8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4728" calcext:value-type="float">
            <text:p>104.8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90824" calcext:value-type="float">
            <text:p>104.8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06064" calcext:value-type="float">
            <text:p>104.9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12" calcext:value-type="float">
            <text:p>104.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0616" calcext:value-type="float">
            <text:p>104.7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71952" calcext:value-type="float">
            <text:p>104.7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84144" calcext:value-type="float">
            <text:p>104.7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78048" calcext:value-type="float">
            <text:p>104.7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024" calcext:value-type="float">
            <text:p>104.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81096" calcext:value-type="float">
            <text:p>104.7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0548" calcext:value-type="float">
            <text:p>104.8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6712" calcext:value-type="float">
            <text:p>104.7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1368" calcext:value-type="float">
            <text:p>104.6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2224" calcext:value-type="float">
            <text:p>104.6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7464" calcext:value-type="float">
            <text:p>104.6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9176" calcext:value-type="float">
            <text:p>104.6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3936" calcext:value-type="float">
            <text:p>104.6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9552" calcext:value-type="float">
            <text:p>104.6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9176" calcext:value-type="float">
            <text:p>104.6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1368" calcext:value-type="float">
            <text:p>104.6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356" calcext:value-type="float">
            <text:p>104.6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01848" calcext:value-type="float">
            <text:p>104.7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7464" calcext:value-type="float">
            <text:p>104.6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88" calcext:value-type="float">
            <text:p>104.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6712" calcext:value-type="float">
            <text:p>104.7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12" calcext:value-type="float">
            <text:p>104.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6168" calcext:value-type="float">
            <text:p>104.9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09112" calcext:value-type="float">
            <text:p>104.9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6168" calcext:value-type="float">
            <text:p>104.9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1888" calcext:value-type="float">
            <text:p>105.0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47568" calcext:value-type="float">
            <text:p>104.7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01848" calcext:value-type="float">
            <text:p>104.7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65856" calcext:value-type="float">
            <text:p>104.7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3768" calcext:value-type="float">
            <text:p>104.8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9008" calcext:value-type="float">
            <text:p>104.8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12" calcext:value-type="float">
            <text:p>104.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596" calcext:value-type="float">
            <text:p>104.8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02432" calcext:value-type="float">
            <text:p>104.8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42056" calcext:value-type="float">
            <text:p>104.8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48152" calcext:value-type="float">
            <text:p>104.8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08528" calcext:value-type="float">
            <text:p>104.8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2912" calcext:value-type="float">
            <text:p>104.8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2536" calcext:value-type="float">
            <text:p>104.8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7776" calcext:value-type="float">
            <text:p>104.8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9692" calcext:value-type="float">
            <text:p>104.8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8632" calcext:value-type="float">
            <text:p>104.8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4728" calcext:value-type="float">
            <text:p>104.8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54832" calcext:value-type="float">
            <text:p>104.9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67024" calcext:value-type="float">
            <text:p>104.9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85312" calcext:value-type="float">
            <text:p>104.9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15792" calcext:value-type="float">
            <text:p>105.0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1888" calcext:value-type="float">
            <text:p>105.0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7608" calcext:value-type="float">
            <text:p>105.0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91992" calcext:value-type="float">
            <text:p>105.0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77336" calcext:value-type="float">
            <text:p>105.1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44392" calcext:value-type="float">
            <text:p>105.2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11448" calcext:value-type="float">
            <text:p>105.3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6416" calcext:value-type="float">
            <text:p>105.4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0696" calcext:value-type="float">
            <text:p>105.3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42512" calcext:value-type="float">
            <text:p>105.4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0048" calcext:value-type="float">
            <text:p>105.5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70528" calcext:value-type="float">
            <text:p>105.5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2844" calcext:value-type="float">
            <text:p>105.6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01592" calcext:value-type="float">
            <text:p>105.7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61968" calcext:value-type="float">
            <text:p>105.6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52824" calcext:value-type="float">
            <text:p>105.6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07104" calcext:value-type="float">
            <text:p>105.6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18712" calcext:value-type="float">
            <text:p>105.5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604" calcext:value-type="float">
            <text:p>105.4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2992" calcext:value-type="float">
            <text:p>105.4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91864" calcext:value-type="float">
            <text:p>105.5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92448" calcext:value-type="float">
            <text:p>105.6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71696" calcext:value-type="float">
            <text:p>105.7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9128" calcext:value-type="float">
            <text:p>105.7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9984" calcext:value-type="float">
            <text:p>105.7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656" calcext:value-type="float">
            <text:p>105.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57624" calcext:value-type="float">
            <text:p>105.9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6976" calcext:value-type="float">
            <text:p>106.1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44136" calcext:value-type="float">
            <text:p>106.2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41672" calcext:value-type="float">
            <text:p>106.3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8832" calcext:value-type="float">
            <text:p>106.4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7332" calcext:value-type="float">
            <text:p>106.5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13528" calcext:value-type="float">
            <text:p>106.7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1064" calcext:value-type="float">
            <text:p>106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5656" calcext:value-type="float">
            <text:p>106.9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1896" calcext:value-type="float">
            <text:p>107.3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9032" calcext:value-type="float">
            <text:p>108.0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5192" calcext:value-type="float">
            <text:p>107.8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4568" calcext:value-type="float">
            <text:p>107.4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0392" calcext:value-type="float">
            <text:p>107.5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4608" calcext:value-type="float">
            <text:p>107.7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824" calcext:value-type="float">
            <text:p>107.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9744" calcext:value-type="float">
            <text:p>107.6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9848" calcext:value-type="float">
            <text:p>107.7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872" calcext:value-type="float">
            <text:p>107.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1392" calcext:value-type="float">
            <text:p>107.9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5504" calcext:value-type="float">
            <text:p>108.0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5608" calcext:value-type="float">
            <text:p>108.1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802" calcext:value-type="float">
            <text:p>108.2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9928" calcext:value-type="float">
            <text:p>108.3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8528" calcext:value-type="float">
            <text:p>108.6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6272" calcext:value-type="float">
            <text:p>108.8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6104" calcext:value-type="float">
            <text:p>109.0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224" calcext:value-type="float">
            <text:p>109.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3992" calcext:value-type="float">
            <text:p>109.6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2968" calcext:value-type="float">
            <text:p>109.8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708" calcext:value-type="float">
            <text:p>109.9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5472" calcext:value-type="float">
            <text:p>110.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092" calcext:value-type="float">
            <text:p>110.2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5032" calcext:value-type="float">
            <text:p>110.3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4864" calcext:value-type="float">
            <text:p>110.5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8936" calcext:value-type="float">
            <text:p>110.3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952" calcext:value-type="float">
            <text:p>110.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5344" calcext:value-type="float">
            <text:p>110.5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9184" calcext:value-type="float">
            <text:p>110.8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5488" calcext:value-type="float">
            <text:p>110.9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7032" calcext:value-type="float">
            <text:p>111.1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4504" calcext:value-type="float">
            <text:p>111.4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4504" calcext:value-type="float">
            <text:p>111.4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0328" calcext:value-type="float">
            <text:p>111.5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6592" calcext:value-type="float">
            <text:p>111.4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5256" calcext:value-type="float">
            <text:p>111.3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9328" calcext:value-type="float">
            <text:p>111.2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7512" calcext:value-type="float">
            <text:p>111.1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5488" calcext:value-type="float">
            <text:p>110.9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0248" calcext:value-type="float">
            <text:p>110.9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2712" calcext:value-type="float">
            <text:p>110.8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824" calcext:value-type="float">
            <text:p>110.6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1024" calcext:value-type="float">
            <text:p>110.3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188" calcext:value-type="float">
            <text:p>110.2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64448" calcext:value-type="float">
            <text:p>110.2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044" calcext:value-type="float">
            <text:p>110.2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73008" calcext:value-type="float">
            <text:p>110.1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3488" calcext:value-type="float">
            <text:p>110.2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97392" calcext:value-type="float">
            <text:p>110.1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7184" calcext:value-type="float">
            <text:p>110.0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8896" calcext:value-type="float">
            <text:p>110.0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84616" calcext:value-type="float">
            <text:p>110.0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8624" calcext:value-type="float">
            <text:p>110.1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3216" calcext:value-type="float">
            <text:p>110.3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6472" calcext:value-type="float">
            <text:p>110.4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7808" calcext:value-type="float">
            <text:p>110.4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236" calcext:value-type="float">
            <text:p>110.3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5472" calcext:value-type="float">
            <text:p>110.0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2968" calcext:value-type="float">
            <text:p>109.8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0568" calcext:value-type="float">
            <text:p>109.7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70088" calcext:value-type="float">
            <text:p>109.6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7896" calcext:value-type="float">
            <text:p>109.6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8168" calcext:value-type="float">
            <text:p>109.5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1864" calcext:value-type="float">
            <text:p>109.4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9296" calcext:value-type="float">
            <text:p>109.4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0424" calcext:value-type="float">
            <text:p>109.3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5144" calcext:value-type="float">
            <text:p>108.9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884" calcext:value-type="float">
            <text:p>108.8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61784" calcext:value-type="float">
            <text:p>108.7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34352" calcext:value-type="float">
            <text:p>108.7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00824" calcext:value-type="float">
            <text:p>108.7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09968" calcext:value-type="float">
            <text:p>108.7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5312" calcext:value-type="float">
            <text:p>108.7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932" calcext:value-type="float">
            <text:p>108.8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6856" calcext:value-type="float">
            <text:p>108.9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0864" calcext:value-type="float">
            <text:p>109.0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4872" calcext:value-type="float">
            <text:p>109.0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62368" calcext:value-type="float">
            <text:p>108.8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0072" calcext:value-type="float">
            <text:p>108.7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49592" calcext:value-type="float">
            <text:p>108.7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0692" calcext:value-type="float">
            <text:p>108.7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31304" calcext:value-type="float">
            <text:p>108.7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5104" calcext:value-type="float">
            <text:p>108.6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2224" calcext:value-type="float">
            <text:p>108.4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308" calcext:value-type="float">
            <text:p>108.4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832" calcext:value-type="float">
            <text:p>108.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0992" calcext:value-type="float">
            <text:p>108.5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3664" calcext:value-type="float">
            <text:p>108.5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8256" calcext:value-type="float">
            <text:p>108.7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032" calcext:value-type="float">
            <text:p>109.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6144" calcext:value-type="float">
            <text:p>109.3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8864" calcext:value-type="float">
            <text:p>108.2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3984" calcext:value-type="float">
            <text:p>107.3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5904" calcext:value-type="float">
            <text:p>107.4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812" calcext:value-type="float">
            <text:p>106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3712" calcext:value-type="float">
            <text:p>107.4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5672" calcext:value-type="float">
            <text:p>107.8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0016" calcext:value-type="float">
            <text:p>107.5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104" calcext:value-type="float">
            <text:p>107.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27016" calcext:value-type="float">
            <text:p>106.4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12488" calcext:value-type="float">
            <text:p>106.0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8248" calcext:value-type="float">
            <text:p>106.3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76" calcext:value-type="float">
            <text:p>106.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58664" calcext:value-type="float">
            <text:p>106.6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2128" calcext:value-type="float">
            <text:p>106.9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8472" calcext:value-type="float">
            <text:p>107.4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5736" calcext:value-type="float">
            <text:p>107.6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008" calcext:value-type="float">
            <text:p>107.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01536" calcext:value-type="float">
            <text:p>108.3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8968" calcext:value-type="float">
            <text:p>108.3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9176" calcext:value-type="float">
            <text:p>108.4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8632" calcext:value-type="float">
            <text:p>108.6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5712" calcext:value-type="float">
            <text:p>108.1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8032" calcext:value-type="float">
            <text:p>107.6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296" calcext:value-type="float">
            <text:p>107.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6424" calcext:value-type="float">
            <text:p>107.7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5712" calcext:value-type="float">
            <text:p>108.1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86296" calcext:value-type="float">
            <text:p>108.2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99584" calcext:value-type="float">
            <text:p>106.3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3152" calcext:value-type="float">
            <text:p>106.7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70856" calcext:value-type="float">
            <text:p>106.6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1128" calcext:value-type="float">
            <text:p>106.5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6264" calcext:value-type="float">
            <text:p>106.5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14824" calcext:value-type="float">
            <text:p>106.4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08728" calcext:value-type="float">
            <text:p>106.4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3428" calcext:value-type="float">
            <text:p>106.6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6864" calcext:value-type="float">
            <text:p>107.4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7488" calcext:value-type="float">
            <text:p>107.9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9304" calcext:value-type="float">
            <text:p>107.9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0472" calcext:value-type="float">
            <text:p>108.1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7296" calcext:value-type="float">
            <text:p>108.6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3056" calcext:value-type="float">
            <text:p>109.0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2056" calcext:value-type="float">
            <text:p>108.6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172" calcext:value-type="float">
            <text:p>109.0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70088" calcext:value-type="float">
            <text:p>109.6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0816" calcext:value-type="float">
            <text:p>110.1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91296" calcext:value-type="float">
            <text:p>110.1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1816" calcext:value-type="float">
            <text:p>110.5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3968" calcext:value-type="float">
            <text:p>110.2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852" calcext:value-type="float">
            <text:p>110.0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66" calcext:value-type="float">
            <text:p>109.9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6248" calcext:value-type="float">
            <text:p>109.4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8568" calcext:value-type="float">
            <text:p>108.9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2664" calcext:value-type="float">
            <text:p>108.1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9784" calcext:value-type="float">
            <text:p>107.9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3512" calcext:value-type="float">
            <text:p>105.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8696" calcext:value-type="float">
            <text:p>104.6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5208" calcext:value-type="float">
            <text:p>104.9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7124" calcext:value-type="float">
            <text:p>105.1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3784" calcext:value-type="float">
            <text:p>104.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6904" calcext:value-type="float">
            <text:p>104.0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776" calcext:value-type="float">
            <text:p>103.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5-2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968" calcext:value-type="float">
            <text:p>104.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9656" calcext:value-type="float">
            <text:p>104.6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55416" calcext:value-type="float">
            <text:p>105.0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3888" calcext:value-type="float">
            <text:p>105.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87648" calcext:value-type="float">
            <text:p>105.3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0408" calcext:value-type="float">
            <text:p>104.6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0368" calcext:value-type="float">
            <text:p>104.2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1352" calcext:value-type="float">
            <text:p>103.7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6384" calcext:value-type="float">
            <text:p>103.6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1208" calcext:value-type="float">
            <text:p>103.3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9392" calcext:value-type="float">
            <text:p>103.3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2336" calcext:value-type="float">
            <text:p>103.2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816" calcext:value-type="float">
            <text:p>103.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8536" calcext:value-type="float">
            <text:p>103.3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816" calcext:value-type="float">
            <text:p>103.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3424" calcext:value-type="float">
            <text:p>102.8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5304" calcext:value-type="float">
            <text:p>102.6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992" calcext:value-type="float">
            <text:p>102.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752" calcext:value-type="float">
            <text:p>102.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32" calcext:value-type="float">
            <text:p>101.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604" calcext:value-type="float">
            <text:p>101.6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3512" calcext:value-type="float">
            <text:p>102.0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084" calcext:value-type="float">
            <text:p>101.9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8816" calcext:value-type="float">
            <text:p>101.7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6896" calcext:value-type="float">
            <text:p>101.6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9944" calcext:value-type="float">
            <text:p>101.6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0256" calcext:value-type="float">
            <text:p>101.8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7248" calcext:value-type="float">
            <text:p>102.1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4784" calcext:value-type="float">
            <text:p>102.2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4136" calcext:value-type="float">
            <text:p>102.4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2632" calcext:value-type="float">
            <text:p>102.5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4552" calcext:value-type="float">
            <text:p>102.7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8728" calcext:value-type="float">
            <text:p>102.5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852" calcext:value-type="float">
            <text:p>102.4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712" calcext:value-type="float">
            <text:p>102.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0896" calcext:value-type="float">
            <text:p>103.1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6656" calcext:value-type="float">
            <text:p>103.5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6632" calcext:value-type="float">
            <text:p>104.1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576" calcext:value-type="float">
            <text:p>103.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6112" calcext:value-type="float">
            <text:p>103.7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1752" calcext:value-type="float">
            <text:p>103.1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296" calcext:value-type="float">
            <text:p>103.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5192" calcext:value-type="float">
            <text:p>104.0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1768" calcext:value-type="float">
            <text:p>104.0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0288" calcext:value-type="float">
            <text:p>103.6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4192" calcext:value-type="float">
            <text:p>103.6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7448" calcext:value-type="float">
            <text:p>103.7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9784" calcext:value-type="float">
            <text:p>104.1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3904" calcext:value-type="float">
            <text:p>102.8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7096" calcext:value-type="float">
            <text:p>103.2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9872" calcext:value-type="float">
            <text:p>103.3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7688" calcext:value-type="float">
            <text:p>101.8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1992" calcext:value-type="float">
            <text:p>101.2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7992" calcext:value-type="float">
            <text:p>95.9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0456" calcext:value-type="float">
            <text:p>95.8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7768" calcext:value-type="float">
            <text:p>94.9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4472" calcext:value-type="float">
            <text:p>94.4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3784" calcext:value-type="float">
            <text:p>94.2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5872" calcext:value-type="float">
            <text:p>94.2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49088" calcext:value-type="float">
            <text:p>94.0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3536" calcext:value-type="float">
            <text:p>93.8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0968" calcext:value-type="float">
            <text:p>93.8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8048" calcext:value-type="float">
            <text:p>93.3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78" calcext:value-type="float">
            <text:p>92.8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7448" calcext:value-type="float">
            <text:p>92.3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0392" calcext:value-type="float">
            <text:p>92.2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652" calcext:value-type="float">
            <text:p>94.0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4392" calcext:value-type="float">
            <text:p>93.8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3808" calcext:value-type="float">
            <text:p>93.7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7232" calcext:value-type="float">
            <text:p>93.6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7528" calcext:value-type="float">
            <text:p>92.9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4272" calcext:value-type="float">
            <text:p>92.8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0264" calcext:value-type="float">
            <text:p>92.7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2016" calcext:value-type="float">
            <text:p>93.0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0912" calcext:value-type="float">
            <text:p>92.6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6528" calcext:value-type="float">
            <text:p>92.6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0432" calcext:value-type="float">
            <text:p>92.6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5296" calcext:value-type="float">
            <text:p>92.6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02" calcext:value-type="float">
            <text:p>93.0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0824" calcext:value-type="float">
            <text:p>93.4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9024" calcext:value-type="float">
            <text:p>94.2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0688" calcext:value-type="float">
            <text:p>95.4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4584" calcext:value-type="float">
            <text:p>96.8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4352" calcext:value-type="float">
            <text:p>97.3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7984" calcext:value-type="float">
            <text:p>97.4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4768" calcext:value-type="float">
            <text:p>97.5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8984" calcext:value-type="float">
            <text:p>97.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5872" calcext:value-type="float">
            <text:p>98.0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8816" calcext:value-type="float">
            <text:p>97.9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0048" calcext:value-type="float">
            <text:p>97.9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6664" calcext:value-type="float">
            <text:p>98.2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852" calcext:value-type="float">
            <text:p>98.6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9352" calcext:value-type="float">
            <text:p>99.2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2584" calcext:value-type="float">
            <text:p>99.9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2328" calcext:value-type="float">
            <text:p>100.9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0736" calcext:value-type="float">
            <text:p>101.9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1544" calcext:value-type="float">
            <text:p>103.0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3784" calcext:value-type="float">
            <text:p>104.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48152" calcext:value-type="float">
            <text:p>104.8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9464" calcext:value-type="float">
            <text:p>105.4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22216" calcext:value-type="float">
            <text:p>106.1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1336" calcext:value-type="float">
            <text:p>106.7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7488" calcext:value-type="float">
            <text:p>107.9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9904" calcext:value-type="float">
            <text:p>108.9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3472" calcext:value-type="float">
            <text:p>109.3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216" calcext:value-type="float">
            <text:p>108.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754" calcext:value-type="float">
            <text:p>107.9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348" calcext:value-type="float">
            <text:p>107.8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6464" calcext:value-type="float">
            <text:p>108.1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5984" calcext:value-type="float">
            <text:p>108.0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4896" calcext:value-type="float">
            <text:p>108.5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3312" calcext:value-type="float">
            <text:p>108.0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1424" calcext:value-type="float">
            <text:p>106.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80968" calcext:value-type="float">
            <text:p>105.2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88944" calcext:value-type="float">
            <text:p>105.0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6312" calcext:value-type="float">
            <text:p>105.3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072" calcext:value-type="float">
            <text:p>104.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2496" calcext:value-type="float">
            <text:p>104.5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3144" calcext:value-type="float">
            <text:p>104.4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3936" calcext:value-type="float">
            <text:p>104.6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3696" calcext:value-type="float">
            <text:p>102.7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5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5392" calcext:value-type="float">
            <text:p>101.8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4832" calcext:value-type="float">
            <text:p>101.1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5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8216" calcext:value-type="float">
            <text:p>100.7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5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6424" calcext:value-type="float">
            <text:p>100.1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5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3712" calcext:value-type="float">
            <text:p>99.8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5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1416" calcext:value-type="float">
            <text:p>99.7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5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18368" calcext:value-type="float">
            <text:p>99.7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4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052" calcext:value-type="float">
            <text:p>99.4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4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192" calcext:value-type="float">
            <text:p>99.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5576" calcext:value-type="float">
            <text:p>98.7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284" calcext:value-type="float">
            <text:p>98.9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4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8248" calcext:value-type="float">
            <text:p>98.7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9896" calcext:value-type="float">
            <text:p>98.9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3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6368" calcext:value-type="float">
            <text:p>98.9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3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7456" calcext:value-type="float">
            <text:p>98.5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3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852" calcext:value-type="float">
            <text:p>98.6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088" calcext:value-type="float">
            <text:p>98.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2384" calcext:value-type="float">
            <text:p>98.3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2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5736" calcext:value-type="float">
            <text:p>99.9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1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5344" calcext:value-type="float">
            <text:p>99.1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62" calcext:value-type="float">
            <text:p>99.1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1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0208" calcext:value-type="float">
            <text:p>99.2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3192" calcext:value-type="float">
            <text:p>99.4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8-01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0624" calcext:value-type="float">
            <text:p>99.4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12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672" calcext:value-type="float">
            <text:p>99.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1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3608" calcext:value-type="float">
            <text:p>99.7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0248" calcext:value-type="float">
            <text:p>99.5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12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9016" calcext:value-type="float">
            <text:p>99.5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1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54944" calcext:value-type="float">
            <text:p>99.7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12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252" calcext:value-type="float">
            <text:p>100.1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11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064" calcext:value-type="float">
            <text:p>100.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1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4712" calcext:value-type="float">
            <text:p>100.1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11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6968" calcext:value-type="float">
            <text:p>99.9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1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9912" calcext:value-type="float">
            <text:p>99.8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1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0768" calcext:value-type="float">
            <text:p>99.8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11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82" calcext:value-type="float">
            <text:p>99.8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10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6216" calcext:value-type="float">
            <text:p>100.0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2648" calcext:value-type="float">
            <text:p>99.6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10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4672" calcext:value-type="float">
            <text:p>99.8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10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9016" calcext:value-type="float">
            <text:p>99.5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2752" calcext:value-type="float">
            <text:p>99.7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10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1936" calcext:value-type="float">
            <text:p>100.0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10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3248" calcext:value-type="float">
            <text:p>100.6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9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1344" calcext:value-type="float">
            <text:p>101.4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1784" calcext:value-type="float">
            <text:p>101.1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9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9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5816" calcext:value-type="float">
            <text:p>100.6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9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52352" calcext:value-type="float">
            <text:p>100.3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7696" calcext:value-type="float">
            <text:p>100.4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8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4704" calcext:value-type="float">
            <text:p>101.6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8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5976" calcext:value-type="float">
            <text:p>101.9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2368" calcext:value-type="float">
            <text:p>101.2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8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8632" calcext:value-type="float">
            <text:p>101.0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8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2264" calcext:value-type="float">
            <text:p>101.1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2768" calcext:value-type="float">
            <text:p>100.6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7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3336" calcext:value-type="float">
            <text:p>99.8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5928" calcext:value-type="float">
            <text:p>99.2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756" calcext:value-type="float">
            <text:p>98.5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8648" calcext:value-type="float">
            <text:p>98.1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3664" calcext:value-type="float">
            <text:p>97.1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6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772" calcext:value-type="float">
            <text:p>96.0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6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9976" calcext:value-type="float">
            <text:p>95.8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6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8496" calcext:value-type="float">
            <text:p>95.4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8688" calcext:value-type="float">
            <text:p>94.6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6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656" calcext:value-type="float">
            <text:p>94.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6184" calcext:value-type="float">
            <text:p>94.4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5688" calcext:value-type="float">
            <text:p>93.5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5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4624" calcext:value-type="float">
            <text:p>93.3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3728" calcext:value-type="float">
            <text:p>93.0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1728" calcext:value-type="float">
            <text:p>92.3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9664" calcext:value-type="float">
            <text:p>91.7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8392" calcext:value-type="float">
            <text:p>91.5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516" calcext:value-type="float">
            <text:p>90.8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2864" calcext:value-type="float">
            <text:p>90.7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3408" calcext:value-type="float">
            <text:p>90.5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1592" calcext:value-type="float">
            <text:p>90.4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0424" calcext:value-type="float">
            <text:p>90.2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3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6896" calcext:value-type="float">
            <text:p>90.2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9776" calcext:value-type="float">
            <text:p>90.4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1528" calcext:value-type="float">
            <text:p>90.7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3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5408" calcext:value-type="float">
            <text:p>91.2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5344" calcext:value-type="float">
            <text:p>91.5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2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2776" calcext:value-type="float">
            <text:p>91.5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2208" calcext:value-type="float">
            <text:p>92.3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7024" calcext:value-type="float">
            <text:p>93.5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456" calcext:value-type="float">
            <text:p>93.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7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0656" calcext:value-type="float">
            <text:p>93.6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6232" calcext:value-type="float">
            <text:p>93.2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1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8568" calcext:value-type="float">
            <text:p>93.6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1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3848" calcext:value-type="float">
            <text:p>94.0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7104" calcext:value-type="float">
            <text:p>94.1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0256" calcext:value-type="float">
            <text:p>94.2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8272" calcext:value-type="float">
            <text:p>94.3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136" calcext:value-type="float">
            <text:p>94.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10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6056" calcext:value-type="float">
            <text:p>94.9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3384" calcext:value-type="float">
            <text:p>94.8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10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0504" calcext:value-type="float">
            <text:p>94.7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3384" calcext:value-type="float">
            <text:p>94.8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048" calcext:value-type="float">
            <text:p>95.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9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9584" calcext:value-type="float">
            <text:p>94.9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4576" calcext:value-type="float">
            <text:p>94.5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2008" calcext:value-type="float">
            <text:p>94.5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0504" calcext:value-type="float">
            <text:p>94.7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9768" calcext:value-type="float">
            <text:p>95.6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8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6008" calcext:value-type="float">
            <text:p>96.0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2392" calcext:value-type="float">
            <text:p>96.8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588" calcext:value-type="float">
            <text:p>96.5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8136" calcext:value-type="float">
            <text:p>96.3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7368" calcext:value-type="float">
            <text:p>95.5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232" calcext:value-type="float">
            <text:p>94.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7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1848" calcext:value-type="float">
            <text:p>93.2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9744" calcext:value-type="float">
            <text:p>88.6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4424" calcext:value-type="float">
            <text:p>87.9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6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6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7848" calcext:value-type="float">
            <text:p>87.9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6464" calcext:value-type="float">
            <text:p>89.0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7712" calcext:value-type="float">
            <text:p>89.8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9648" calcext:value-type="float">
            <text:p>90.9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3112" calcext:value-type="float">
            <text:p>91.1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5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5304" calcext:value-type="float">
            <text:p>91.2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2424" calcext:value-type="float">
            <text:p>91.0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5032" calcext:value-type="float">
            <text:p>91.3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428" calcext:value-type="float">
            <text:p>91.3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4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91688" calcext:value-type="float">
            <text:p>91.9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816" calcext:value-type="float">
            <text:p>91.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4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11856" calcext:value-type="float">
            <text:p>91.8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76448" calcext:value-type="float">
            <text:p>91.9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3192" calcext:value-type="float">
            <text:p>91.8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3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42336" calcext:value-type="float">
            <text:p>91.8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148" calcext:value-type="float">
            <text:p>91.8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72" calcext:value-type="float">
            <text:p>91.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22168" calcext:value-type="float">
            <text:p>92.0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8744" calcext:value-type="float">
            <text:p>92.0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0248" calcext:value-type="float">
            <text:p>91.9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6576" calcext:value-type="float">
            <text:p>91.4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1608" calcext:value-type="float">
            <text:p>91.3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6264" calcext:value-type="float">
            <text:p>91.2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26056" calcext:value-type="float">
            <text:p>91.1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4824" calcext:value-type="float">
            <text:p>91.1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2736" calcext:value-type="float">
            <text:p>91.2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9144" calcext:value-type="float">
            <text:p>91.4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3968" calcext:value-type="float">
            <text:p>91.1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476" calcext:value-type="float">
            <text:p>91.4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9832" calcext:value-type="float">
            <text:p>91.6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9976" calcext:value-type="float">
            <text:p>92.0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4504" calcext:value-type="float">
            <text:p>92.4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7968" calcext:value-type="float">
            <text:p>92.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7632" calcext:value-type="float">
            <text:p>93.0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3288" calcext:value-type="float">
            <text:p>93.3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2576" calcext:value-type="float">
            <text:p>93.7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6456" calcext:value-type="float">
            <text:p>94.3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6224" calcext:value-type="float">
            <text:p>94.7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1336" calcext:value-type="float">
            <text:p>95.2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3024" calcext:value-type="float">
            <text:p>95.8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6736" calcext:value-type="float">
            <text:p>96.5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5248" calcext:value-type="float">
            <text:p>97.6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748" calcext:value-type="float">
            <text:p>97.9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1592" calcext:value-type="float">
            <text:p>98.0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9736" calcext:value-type="float">
            <text:p>97.7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1888" calcext:value-type="float">
            <text:p>97.4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7944" calcext:value-type="float">
            <text:p>97.0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9992" calcext:value-type="float">
            <text:p>96.7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4712" calcext:value-type="float">
            <text:p>96.3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7344" calcext:value-type="float">
            <text:p>96.0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9432" calcext:value-type="float">
            <text:p>96.0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7344" calcext:value-type="float">
            <text:p>96.0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5656" calcext:value-type="float">
            <text:p>95.5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144" calcext:value-type="float">
            <text:p>87.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104" calcext:value-type="float">
            <text:p>95.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024" calcext:value-type="float">
            <text:p>97.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824" calcext:value-type="float">
            <text:p>100.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32" calcext:value-type="float">
            <text:p>101.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088" calcext:value-type="float">
            <text:p>102.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144" calcext:value-type="float">
            <text:p>102.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" calcext:value-type="float">
            <text:p>102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728" calcext:value-type="float">
            <text:p>100.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728" calcext:value-type="float">
            <text:p>100.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744" calcext:value-type="float">
            <text:p>101.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824" calcext:value-type="float">
            <text:p>107.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8752" calcext:value-type="float">
            <text:p>105.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864" calcext:value-type="float">
            <text:p>103.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664" calcext:value-type="float">
            <text:p>102.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896" calcext:value-type="float">
            <text:p>102.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936" calcext:value-type="float">
            <text:p>101.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216" calcext:value-type="float">
            <text:p>101.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032" calcext:value-type="float">
            <text:p>101.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096" calcext:value-type="float">
            <text:p>102.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952" calcext:value-type="float">
            <text:p>102.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48" calcext:value-type="float">
            <text:p>95.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368" calcext:value-type="float">
            <text:p>101.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192" calcext:value-type="float">
            <text:p>102.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128" calcext:value-type="float">
            <text:p>105.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0568" calcext:value-type="float">
            <text:p>106.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3512" calcext:value-type="float">
            <text:p>105.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912" calcext:value-type="float">
            <text:p>103.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936" calcext:value-type="float">
            <text:p>101.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72" calcext:value-type="float">
            <text:p>99.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104" calcext:value-type="float">
            <text:p>95.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1" calcext:value-type="float">
            <text:p>95.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104" calcext:value-type="float">
            <text:p>95.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816" calcext:value-type="float">
            <text:p>95.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576" calcext:value-type="float">
            <text:p>95.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81248" calcext:value-type="float">
            <text:p>92.2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2888" calcext:value-type="float">
            <text:p>101.5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848" calcext:value-type="float">
            <text:p>102.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7696" calcext:value-type="float">
            <text:p>104.2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26432" calcext:value-type="float">
            <text:p>106.3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7088" calcext:value-type="float">
            <text:p>108.5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8088" calcext:value-type="float">
            <text:p>108.9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29552" calcext:value-type="float">
            <text:p>108.4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86808" calcext:value-type="float">
            <text:p>106.2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62808" calcext:value-type="float">
            <text:p>104.7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4104" calcext:value-type="float">
            <text:p>104.4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8488" calcext:value-type="float">
            <text:p>104.4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168" calcext:value-type="float">
            <text:p>104.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3512" calcext:value-type="float">
            <text:p>105.8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52696" calcext:value-type="float">
            <text:p>106.1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62296" calcext:value-type="float">
            <text:p>106.7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2816" calcext:value-type="float">
            <text:p>107.1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908" calcext:value-type="float">
            <text:p>106.9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3096" calcext:value-type="float">
            <text:p>105.5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8488" calcext:value-type="float">
            <text:p>104.4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8192" calcext:value-type="float">
            <text:p>101.3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7272" calcext:value-type="float">
            <text:p>97.8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4696" calcext:value-type="float">
            <text:p>95.4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6432" calcext:value-type="float">
            <text:p>94.8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3592" calcext:value-type="float">
            <text:p>95.0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5472" calcext:value-type="float">
            <text:p>94.8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7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3848" calcext:value-type="float">
            <text:p>94.0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2024" calcext:value-type="float">
            <text:p>91.6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2896" calcext:value-type="float">
            <text:p>88.7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036" calcext:value-type="float">
            <text:p>90.5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9064" calcext:value-type="float">
            <text:p>90.8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8088" calcext:value-type="float">
            <text:p>93.6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4128" calcext:value-type="float">
            <text:p>96.2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0048" calcext:value-type="float">
            <text:p>101.7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4408" calcext:value-type="float">
            <text:p>102.3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3192" calcext:value-type="float">
            <text:p>103.2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5824" calcext:value-type="float">
            <text:p>102.9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2896" calcext:value-type="float">
            <text:p>103.9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58336" calcext:value-type="float">
            <text:p>105.5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08" calcext:value-type="float">
            <text:p>105.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3544" calcext:value-type="float">
            <text:p>103.7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856" calcext:value-type="float">
            <text:p>102.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9032" calcext:value-type="float">
            <text:p>100.4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9584" calcext:value-type="float">
            <text:p>98.7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2048" calcext:value-type="float">
            <text:p>98.6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9768" calcext:value-type="float">
            <text:p>99.4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012" calcext:value-type="float">
            <text:p>100.0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8344" calcext:value-type="float">
            <text:p>100.2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1736" calcext:value-type="float">
            <text:p>98.4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528" calcext:value-type="float">
            <text:p>95.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812" calcext:value-type="float">
            <text:p>95.4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8888" calcext:value-type="float">
            <text:p>88.6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528" calcext:value-type="float">
            <text:p>95.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788" calcext:value-type="float">
            <text:p>97.3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5456" calcext:value-type="float">
            <text:p>97.7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4992" calcext:value-type="float">
            <text:p>98.6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9096" calcext:value-type="float">
            <text:p>96.3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4376" calcext:value-type="float">
            <text:p>96.7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9712" calcext:value-type="float">
            <text:p>98.2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2048" calcext:value-type="float">
            <text:p>98.6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1392" calcext:value-type="float">
            <text:p>100.2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7104" calcext:value-type="float">
            <text:p>101.7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8728" calcext:value-type="float">
            <text:p>102.5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5456" calcext:value-type="float">
            <text:p>101.5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5728" calcext:value-type="float">
            <text:p>101.4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3792" calcext:value-type="float">
            <text:p>100.4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0584" calcext:value-type="float">
            <text:p>99.1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2184" calcext:value-type="float">
            <text:p>96.7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332" calcext:value-type="float">
            <text:p>95.1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0888" calcext:value-type="float">
            <text:p>89.4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3728" calcext:value-type="float">
            <text:p>89.2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4502</text:p>
          </table:table-cell>
          <table:table-cell office:value-type="string" calcext:value-type="string">
            <text:p>Driftwood Quad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3312" calcext:value-type="float">
            <text:p>88.9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498" meta:object-count="0"/>
    <meta:user-defined meta:name="AppVersion">3.0</meta:user-defined>
  </office:meta>
</office:document-meta>
</file>